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2" svg:font-family="OpenSymbol" style:font-adornments="Normal" style:font-pitch="variable" style:font-charset="x-symbol"/>
    <style:font-face style:name="OpenSymbol1" svg:font-family="OpenSymbol" style:font-adornments="Oblique" style:font-pitch="variable" style:font-charset="x-symbol"/>
    <style:font-face style:name="Times New Roman3" svg:font-family="'Times New 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Bitstream Vera Sans6" svg:font-family="'Bitstream Vera Sans'" style:font-pitch="variable"/>
    <style:font-face style:name="Lucida Sans" svg:font-family="'Lucida Sans'" style:font-pitch="variable"/>
    <style:font-face style:name="SimSun1" svg:font-family="SimSun" style:font-pitch="variable"/>
    <style:font-face style:name="Tahoma" svg:font-family="Tahoma"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Header">
      <style:text-properties fo:font-size="14pt" style:font-size-asian="14pt" style:font-size-complex="14pt"/>
    </style:style>
    <style:style style:name="P10" style:family="paragraph" style:parent-style-name="Header">
      <style:paragraph-properties fo:text-align="end" style:justify-single-word="false"/>
      <style:text-properties fo:font-size="12pt" style:font-size-asian="12pt" style:font-size-complex="12pt"/>
    </style:style>
    <style:style style:name="P11" style:family="paragraph" style:parent-style-name="Header">
      <style:text-properties fo:font-size="3pt" style:font-size-asian="4pt" style:font-size-complex="4pt"/>
    </style:style>
    <style:style style:name="P12" style:family="paragraph" style:parent-style-name="Standard">
      <style:text-properties fo:font-size="2pt" style:font-size-asian="2pt" style:font-size-complex="2pt"/>
    </style:style>
    <style:style style:name="P13" style:family="paragraph" style:parent-style-name="Standard">
      <style:text-properties fo:font-size="6pt" style:font-size-asian="6pt" style:font-size-complex="6pt"/>
    </style:style>
    <style:style style:name="P14" style:family="paragraph" style:parent-style-name="Standard">
      <style:paragraph-properties fo:text-align="center" style:justify-single-word="false"/>
      <style:text-properties officeooo:paragraph-rsid="00549755"/>
    </style:style>
    <style:style style:name="P15"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6"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7"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Footer">
      <style:text-properties officeooo:rsid="00178920" officeooo:paragraph-rsid="00178920"/>
    </style:style>
    <style:style style:name="P20" style:family="paragraph" style:parent-style-name="Footer">
      <style:text-properties officeooo:paragraph-rsid="004ebb8a"/>
    </style:style>
    <style:style style:name="P21"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4fb1cd" officeooo:paragraph-rsid="004fb1cd"/>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Standard">
      <style:paragraph-properties fo:margin-top="0.3cm" fo:margin-bottom="0cm" loext:contextual-spacing="false" fo:text-align="center" style:justify-single-word="false"/>
      <style:text-properties officeooo:paragraph-rsid="00549755"/>
    </style:style>
    <style:style style:name="P26" style:family="paragraph" style:parent-style-name="Standard">
      <style:paragraph-properties fo:margin-top="0cm" fo:margin-bottom="0.199cm" loext:contextual-spacing="false" fo:text-align="center" style:justify-single-word="false"/>
      <style:text-properties officeooo:paragraph-rsid="00549755"/>
    </style:style>
    <style:style style:name="P27" style:family="paragraph" style:parent-style-name="Standard">
      <style:paragraph-properties fo:margin-top="0cm" fo:margin-bottom="0.199cm" loext:contextual-spacing="false" style:shadow="none"/>
      <style:text-properties style:font-name="Bitstream Vera Sans6" fo:font-size="10pt" fo:font-style="normal" officeooo:paragraph-rsid="002a7319" style:font-size-asian="10pt" style:font-style-asian="normal" style:font-size-complex="10pt" style:font-style-complex="normal"/>
    </style:style>
    <style:style style:name="P28" style:family="paragraph" style:parent-style-name="Standard" style:master-page-name="">
      <style:paragraph-properties fo:margin-top="0cm" fo:margin-bottom="0cm" loext:contextual-spacing="false" style:page-number="auto" fo:break-before="auto" fo:break-after="auto"/>
      <style:text-properties style:font-name="Bitstream Vera Sans" fo:font-size="10pt" officeooo:paragraph-rsid="00290c92" style:font-size-asian="10pt" style:font-size-complex="10pt"/>
    </style:style>
    <style:style style:name="P29" style:family="paragraph" style:parent-style-name="FILET_5f_POINTILLES">
      <style:paragraph-properties fo:margin-top="0cm" fo:margin-bottom="0cm" loext:contextual-spacing="false">
        <style:tab-stops>
          <style:tab-stop style:position="9.2cm" style:type="right" style:leader-style="dotted" style:leader-text="."/>
        </style:tab-stops>
      </style:paragraph-properties>
      <style:text-properties style:font-name="Bitstream Vera Sans" officeooo:paragraph-rsid="0059486a"/>
    </style:style>
    <style:style style:name="P30" style:family="paragraph" style:parent-style-name="FILET_5f_POINTILLES">
      <style:paragraph-properties fo:margin-top="0cm" fo:margin-bottom="0cm" loext:contextual-spacing="false" style:line-height-at-least="0.7cm"/>
      <style:text-properties officeooo:paragraph-rsid="0059486a"/>
    </style:style>
    <style:style style:name="P31" style:family="paragraph" style:parent-style-name="_5f_Paragraphe_20_livret_20_réponse_20_élève">
      <style:paragraph-properties fo:margin-top="0cm" fo:margin-bottom="0cm" loext:contextual-spacing="false" style:line-height-at-least="0.43cm">
        <style:tab-stops/>
      </style:paragraph-properties>
      <style:text-properties style:font-name="Bitstream Vera Sans" officeooo:paragraph-rsid="00549755"/>
    </style:style>
    <style:style style:name="P32" style:family="paragraph" style:parent-style-name="_5f_Paragraphe_20_livret_20_">
      <style:paragraph-properties fo:margin-left="0cm" fo:margin-right="6.375cm" fo:text-indent="0cm" style:auto-text-indent="false"/>
      <style:text-properties officeooo:paragraph-rsid="00549755"/>
    </style:style>
    <style:style style:name="P33" style:family="paragraph" style:parent-style-name="_5f_Paragraphe_20_livret_20_">
      <style:paragraph-properties fo:margin-left="0cm" fo:margin-right="6.38cm" fo:text-indent="0cm" style:auto-text-indent="false"/>
      <style:text-properties officeooo:paragraph-rsid="00549755"/>
    </style:style>
    <style:style style:name="P34" style:family="paragraph" style:parent-style-name="_5f_Paragraphe_20_livret">
      <style:text-properties officeooo:paragraph-rsid="00549755"/>
    </style:style>
    <style:style style:name="P35" style:family="paragraph" style:parent-style-name="_5f_Paragraphe_20_livret">
      <style:text-properties officeooo:paragraph-rsid="00574c6c"/>
    </style:style>
    <style:style style:name="P36" style:family="paragraph" style:parent-style-name="FILET_5f_POINTILLES">
      <style:text-properties officeooo:paragraph-rsid="0059486a"/>
    </style:style>
    <style:style style:name="P37" style:family="paragraph" style:parent-style-name="_5f_Paragraphe_20_livret_20_">
      <style:paragraph-properties fo:text-align="start" style:justify-single-word="false"/>
      <style:text-properties officeooo:paragraph-rsid="005ebe43"/>
    </style:style>
    <style:style style:name="P38" style:family="paragraph" style:parent-style-name="Exo_5f_Num">
      <style:text-properties officeooo:paragraph-rsid="00549755"/>
    </style:style>
    <style:style style:name="P39" style:family="paragraph" style:parent-style-name="Exo_5f_Num" style:list-style-name="" style:master-page-name="_5f_Fiche_20_éditeur_20_série_20_2_20_une_20_colonne_20_impaire_20__28_G_29_">
      <style:paragraph-properties style:page-number="46" fo:break-before="auto" fo:break-after="auto"/>
      <style:text-properties officeooo:paragraph-rsid="00549755"/>
    </style:style>
    <style:style style:name="P40" style:family="paragraph" style:parent-style-name="Exo_5f_Num">
      <style:paragraph-properties fo:margin-top="0.771cm" fo:margin-bottom="0.101cm" loext:contextual-spacing="false"/>
      <style:text-properties officeooo:paragraph-rsid="00549755"/>
    </style:style>
    <style:style style:name="P41" style:family="paragraph" style:parent-style-name="Exo_5f_Num">
      <style:paragraph-properties fo:margin-top="0.7cm" fo:margin-bottom="0cm" loext:contextual-spacing="false"/>
    </style:style>
    <style:style style:name="P42" style:family="paragraph" style:parent-style-name="Exo_5f_Num" style:list-style-name="Num_5f_Exo">
      <style:paragraph-properties fo:margin-top="0.741cm" fo:margin-bottom="0.101cm" loext:contextual-spacing="false"/>
      <style:text-properties officeooo:paragraph-rsid="005ebe43"/>
    </style:style>
    <style:style style:name="P43" style:family="paragraph" style:parent-style-name="Exo_5f_Num" style:list-style-name="Num_5f_Exo" style:master-page-name="">
      <style:paragraph-properties style:page-number="auto" fo:break-before="column"/>
      <style:text-properties officeooo:paragraph-rsid="005fd112"/>
    </style:style>
    <style:style style:name="P44" style:family="paragraph" style:parent-style-name="Exo_5f_Num" style:list-style-name="Num_5f_Exo">
      <style:paragraph-properties fo:margin-top="0.76cm" fo:margin-bottom="0.101cm" loext:contextual-spacing="false"/>
      <style:text-properties officeooo:paragraph-rsid="006710de"/>
    </style:style>
    <style:style style:name="P45" style:family="paragraph" style:parent-style-name="Exo_5f_Num" style:list-style-name="Num_5f_Exo">
      <style:paragraph-properties fo:margin-top="0.75cm" fo:margin-bottom="0.101cm" loext:contextual-spacing="false"/>
      <style:text-properties officeooo:paragraph-rsid="006710de"/>
    </style:style>
    <style:style style:name="P46" style:family="paragraph" style:parent-style-name="Exo_5f_Num">
      <style:paragraph-properties fo:margin-top="0.73cm" fo:margin-bottom="0.3cm" loext:contextual-spacing="false"/>
      <style:text-properties officeooo:paragraph-rsid="00549755"/>
    </style:style>
    <style:style style:name="P47" style:family="paragraph" style:parent-style-name="FILET_5f_POINTILLES" style:list-style-name="L1">
      <style:text-properties officeooo:paragraph-rsid="0059486a"/>
    </style:style>
    <style:style style:name="P48" style:family="paragraph" style:parent-style-name="FILET_5f_POINTILLES" style:list-style-name="_5f_Numérotation_20_des_20_exercices_20_livrets"/>
    <style:style style:name="P49" style:family="paragraph" style:parent-style-name="FILET_5f_POINTILLES" style:list-style-name="_5f_Numérotation_20_des_20_exercices_20_livrets">
      <style:text-properties officeooo:paragraph-rsid="0059486a"/>
    </style:style>
    <style:style style:name="P50" style:family="paragraph" style:parent-style-name="FILET_5f_POINTILLES" style:list-style-name="liste_5f_abc"/>
    <style:style style:name="P51" style:family="paragraph" style:parent-style-name="FILET_5f_POINTILLES" style:list-style-name="liste_5f_abc">
      <style:text-properties officeooo:paragraph-rsid="0060d4bc"/>
    </style:style>
    <style:style style:name="P52" style:family="paragraph" style:parent-style-name="FILET_5f_POINTILLES" style:list-style-name="liste_5f_abc">
      <style:text-properties officeooo:rsid="0060d4bc" officeooo:paragraph-rsid="0060d4bc"/>
    </style:style>
    <style:style style:name="P53" style:family="paragraph" style:parent-style-name="FILET_5f_POINTILLES" style:list-style-name="Num_5f_Exo"/>
    <style:style style:name="P54" style:family="paragraph" style:parent-style-name="FILET_5f_POINTILLES" style:list-style-name="Num_5f_Exo">
      <style:text-properties officeooo:paragraph-rsid="006216ed"/>
    </style:style>
    <style:style style:name="P55" style:family="paragraph" style:parent-style-name="FILET_5f_POINTILLES" style:list-style-name="_5f_Numérotation_20_des_20_exercices_20_livrets" style:master-page-name="">
      <style:paragraph-properties fo:margin-top="0cm" fo:margin-bottom="0cm" loext:contextual-spacing="false" style:line-height-at-least="0.7cm" style:page-number="auto"/>
      <style:text-properties officeooo:paragraph-rsid="0059486a"/>
    </style:style>
    <style:style style:name="P56" style:family="paragraph" style:parent-style-name="FILET_5f_POINTILLES" style:list-style-name="_5f_Numérotation_20_des_20_exercices_20_livrets">
      <style:paragraph-properties fo:margin-top="0cm" fo:margin-bottom="0cm" loext:contextual-spacing="false" style:line-height-at-least="0.7cm"/>
      <style:text-properties officeooo:paragraph-rsid="0059486a"/>
    </style:style>
    <style:style style:name="P57" style:family="paragraph" style:parent-style-name="FILET_5f_POINTILLES" style:list-style-name="_5f_Numérotation_20_des_20_exercices_20_livrets">
      <style:paragraph-properties fo:margin-top="0cm" fo:margin-bottom="0cm" loext:contextual-spacing="false" style:line-height-at-least="0.7cm"/>
      <style:text-properties style:font-name="Bitstream Vera Sans" fo:font-style="normal" officeooo:paragraph-rsid="0059486a" style:font-style-asian="normal" style:font-style-complex="normal"/>
    </style:style>
    <style:style style:name="P58" style:family="paragraph" style:parent-style-name="FILET_5f_POINTILLES" style:list-style-name="_5f_Numérotation_20_des_20_exercices_20_livrets">
      <style:paragraph-properties fo:margin-top="0cm" fo:margin-bottom="0cm" loext:contextual-spacing="false"/>
      <style:text-properties style:font-name="Bitstream Vera Sans" officeooo:paragraph-rsid="0059486a"/>
    </style:style>
    <style:style style:name="P59" style:family="paragraph" style:parent-style-name="FILET_5f_POINTILLES" style:list-style-name="_5f_Numérotation_20_des_20_exercices_20_livrets">
      <style:paragraph-properties fo:margin-top="0cm" fo:margin-bottom="0cm" loext:contextual-spacing="false" fo:line-height="1cm"/>
      <style:text-properties style:font-name="Bitstream Vera Sans" officeooo:paragraph-rsid="0059486a"/>
    </style:style>
    <style:style style:name="P6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61" style:family="paragraph" style:parent-style-name="_5f_Paragraphe_20_livret" style:list-style-name="Num_5f_Exo">
      <style:paragraph-properties fo:margin-top="0.199cm" fo:margin-bottom="0cm" loext:contextual-spacing="false"/>
    </style:style>
    <style:style style:name="P62" style:family="paragraph" style:parent-style-name="_5f_Paragraphe_20_livret" style:list-style-name="Num_5f_Exo">
      <style:paragraph-properties fo:margin-top="0.3cm" fo:margin-bottom="0cm" loext:contextual-spacing="false"/>
    </style:style>
    <style:style style:name="P63" style:family="paragraph" style:parent-style-name="_5f_Paragraphe_20_livret">
      <style:paragraph-properties fo:margin-top="0.3cm" fo:margin-bottom="0cm" loext:contextual-spacing="false"/>
      <style:text-properties officeooo:paragraph-rsid="006710de"/>
    </style:style>
    <style:style style:name="P64" style:family="paragraph" style:parent-style-name="_5f_Paragraphe_20_livret_20_" style:list-style-name="liste_5f_abc">
      <style:text-properties officeooo:paragraph-rsid="006710de"/>
    </style:style>
    <style:style style:name="P65" style:family="paragraph" style:parent-style-name="_5f_Paragraphe_20_livret_20_" style:list-style-name="liste_5f_abc">
      <style:paragraph-properties fo:line-height="0.43cm"/>
      <style:text-properties officeooo:paragraph-rsid="00549755"/>
    </style:style>
    <style:style style:name="P66" style:family="paragraph" style:parent-style-name="_5f_Paragraphe_20_livret_20_" style:list-style-name="liste_5f_abc">
      <style:paragraph-properties fo:margin-top="0.199cm" fo:margin-bottom="0cm" loext:contextual-spacing="false">
        <style:tab-stops/>
      </style:paragraph-properties>
      <style:text-properties officeooo:paragraph-rsid="00549755"/>
    </style:style>
    <style:style style:name="P67" style:family="paragraph" style:parent-style-name="_5f_Paragraphe_20_livret_20_" style:list-style-name="liste_5f_abc">
      <style:paragraph-properties fo:margin-top="0.199cm" fo:margin-bottom="0cm" loext:contextual-spacing="false">
        <style:tab-stops/>
      </style:paragraph-properties>
      <style:text-properties officeooo:paragraph-rsid="004e3c8f"/>
    </style:style>
    <style:style style:name="P68" style:family="paragraph" style:parent-style-name="_5f_Paragraphe_20_livret_20_" style:list-style-name="_5f_Numérotation_20_des_20_exercices_20_livrets">
      <style:paragraph-properties fo:margin-top="0.199cm" fo:margin-bottom="0cm" loext:contextual-spacing="false"/>
      <style:text-properties officeooo:paragraph-rsid="00549755"/>
    </style:style>
    <style:style style:name="P69" style:family="paragraph" style:parent-style-name="_5f_Paragraphe_20_livret_20_" style:list-style-name="_5f_Numérotation_20_des_20_exercices_20_livrets">
      <style:paragraph-properties fo:margin-top="0.199cm" fo:margin-bottom="0cm" loext:contextual-spacing="false"/>
      <style:text-properties officeooo:paragraph-rsid="004e3c8f"/>
    </style:style>
    <style:style style:name="P70" style:family="paragraph" style:parent-style-name="_5f_Paragraphe_20_livret_20_" style:list-style-name="_5f_Numérotation_20_des_20_exercices_20_livrets">
      <style:paragraph-properties fo:margin-top="0.199cm" fo:margin-bottom="0cm" loext:contextual-spacing="false">
        <style:tab-stops>
          <style:tab-stop style:position="4.429cm" style:type="right" style:leader-style="dotted" style:leader-text="."/>
          <style:tab-stop style:position="9.2cm" style:type="right" style:leader-style="dotted" style:leader-text="."/>
        </style:tab-stops>
      </style:paragraph-properties>
      <style:text-properties officeooo:paragraph-rsid="004e3c8f"/>
    </style:style>
    <style:style style:name="P71" style:family="paragraph" style:parent-style-name="_5f_Paragraphe_20_livret_20_" style:list-style-name="L1">
      <style:paragraph-properties fo:margin-top="0.199cm" fo:margin-bottom="0cm" loext:contextual-spacing="false"/>
      <style:text-properties officeooo:paragraph-rsid="00549755"/>
    </style:style>
    <style:style style:name="P72" style:family="paragraph" style:parent-style-name="_5f_Paragraphe_20_livret_20_" style:list-style-name="liste_5f_abc">
      <style:paragraph-properties fo:margin-top="0.199cm" fo:margin-bottom="0cm" loext:contextual-spacing="false"/>
      <style:text-properties officeooo:rsid="0060d4bc" officeooo:paragraph-rsid="006710de"/>
    </style:style>
    <style:style style:name="P73" style:family="paragraph" style:parent-style-name="_5f_Paragraphe_20_livret_20_" style:list-style-name="_5f_Numérotation_20_des_20_exercices_20_livrets">
      <style:paragraph-properties fo:margin-top="0cm" fo:margin-bottom="0cm" loext:contextual-spacing="false" fo:line-height="0.801cm">
        <style:tab-stops>
          <style:tab-stop style:position="9.2cm" style:type="right" style:leader-style="dotted" style:leader-text="."/>
        </style:tab-stops>
      </style:paragraph-properties>
      <style:text-properties style:font-name="Bitstream Vera Sans" officeooo:paragraph-rsid="00549755"/>
    </style:style>
    <style:style style:name="P74" style:family="paragraph" style:parent-style-name="_5f_Paragraphe_20_livret_20_" style:list-style-name="_5f_Numérotation_20_des_20_exercices_20_livrets">
      <style:paragraph-properties fo:margin-top="0cm" fo:margin-bottom="0cm" loext:contextual-spacing="false" fo:line-height="0.801cm">
        <style:tab-stops>
          <style:tab-stop style:position="9.2cm" style:type="right" style:leader-style="dotted" style:leader-text="."/>
        </style:tab-stops>
      </style:paragraph-properties>
      <style:text-properties style:font-name="Bitstream Vera Sans" officeooo:paragraph-rsid="004e3c8f"/>
    </style:style>
    <style:style style:name="P75" style:family="paragraph" style:parent-style-name="_5f_Paragraphe_20_livret_20_" style:list-style-name="liste_5f_abc">
      <style:paragraph-properties fo:margin-top="0.3cm" fo:margin-bottom="0cm" loext:contextual-spacing="false"/>
      <style:text-properties officeooo:paragraph-rsid="004e3c8f"/>
    </style:style>
    <style:style style:name="P76" style:family="paragraph" style:parent-style-name="_5f_Paragraphe_20_livret_20_" style:list-style-name="liste_5f_abc">
      <style:paragraph-properties fo:margin-top="0.3cm" fo:margin-bottom="0cm" loext:contextual-spacing="false"/>
      <style:text-properties officeooo:paragraph-rsid="00549755"/>
    </style:style>
    <style:style style:name="P77" style:family="paragraph" style:parent-style-name="_5f_Paragraphe_20_livret_20_" style:list-style-name="L1">
      <style:paragraph-properties fo:margin-top="0.3cm" fo:margin-bottom="0cm" loext:contextual-spacing="false" fo:line-height="0.43cm"/>
      <style:text-properties fo:letter-spacing="-0.007cm" officeooo:paragraph-rsid="00549755"/>
    </style:style>
    <style:style style:name="P78" style:family="paragraph" style:parent-style-name="_5f_Paragraphe_20_livret_20_" style:list-style-name="liste_5f_abc">
      <style:paragraph-properties fo:margin-top="0.3cm" fo:margin-bottom="0cm" loext:contextual-spacing="false" fo:line-height="0.43cm"/>
      <style:text-properties officeooo:paragraph-rsid="00549755"/>
    </style:style>
    <style:style style:name="P79" style:family="paragraph" style:parent-style-name="_5f_Paragraphe_20_livret_20_" style:list-style-name="liste_5f_abc">
      <style:paragraph-properties fo:margin-top="0.3cm" fo:margin-bottom="0cm" loext:contextual-spacing="false"/>
      <style:text-properties officeooo:rsid="0060d4bc" officeooo:paragraph-rsid="006710de"/>
    </style:style>
    <style:style style:name="P80" style:family="paragraph" style:parent-style-name="_5f_Paragraphe_20_livret_20_" style:list-style-name="liste_5f_abc">
      <style:paragraph-properties fo:margin-top="0.3cm" fo:margin-bottom="0cm" loext:contextual-spacing="false"/>
      <style:text-properties fo:letter-spacing="-0.018cm" officeooo:rsid="0060d4bc" officeooo:paragraph-rsid="0060d4bc"/>
    </style:style>
    <style:style style:name="P81" style:family="paragraph" style:parent-style-name="_5f_Paragraphe_20_livret_20_" style:list-style-name="liste_5f_abc">
      <style:paragraph-properties fo:margin-top="0.3cm" fo:margin-bottom="0cm" loext:contextual-spacing="false"/>
      <style:text-properties fo:letter-spacing="-0.014cm" officeooo:rsid="0060d4bc" officeooo:paragraph-rsid="0060d4bc"/>
    </style:style>
    <style:style style:name="P82" style:family="paragraph" style:parent-style-name="_5f_Paragraphe_20_livret_20_" style:list-style-name="liste_5f_abc" style:master-page-name="">
      <style:paragraph-properties fo:margin-top="0.3cm" fo:margin-bottom="0cm" loext:contextual-spacing="false" fo:line-height="0.43cm" style:page-number="auto"/>
      <style:text-properties fo:letter-spacing="-0.004cm" officeooo:paragraph-rsid="004e3c8f"/>
    </style:style>
    <style:style style:name="P83" style:family="paragraph" style:parent-style-name="_5f_Paragraphe_20_livret_20_" style:list-style-name="L1">
      <style:paragraph-properties fo:margin-left="0cm" fo:margin-right="6.375cm" fo:text-align="start" style:justify-single-word="false" fo:text-indent="0cm" style:auto-text-indent="false"/>
      <style:text-properties officeooo:paragraph-rsid="00549755"/>
    </style:style>
    <style:style style:name="P84" style:family="paragraph" style:parent-style-name="_5f_Paragraphe_20_livret_20_" style:list-style-name="L1">
      <style:paragraph-properties fo:margin-top="0.4cm" fo:margin-bottom="0cm" loext:contextual-spacing="false"/>
      <style:text-properties officeooo:paragraph-rsid="00549755"/>
    </style:style>
    <style:style style:name="P85" style:family="paragraph" style:parent-style-name="_5f_Paragraphe_20_livret_20_" style:list-style-name="L1">
      <style:paragraph-properties fo:margin-top="0.4cm" fo:margin-bottom="0cm" loext:contextual-spacing="false" fo:line-height="0.43cm"/>
      <style:text-properties officeooo:paragraph-rsid="00549755"/>
    </style:style>
    <style:style style:name="P86" style:family="paragraph" style:parent-style-name="_5f_Paragraphe_20_livret_20_" style:list-style-name="liste_5f_abc">
      <style:paragraph-properties fo:margin-top="0.3cm" fo:margin-bottom="0.101cm" loext:contextual-spacing="false" fo:line-height="0.43cm"/>
      <style:text-properties officeooo:paragraph-rsid="00549755"/>
    </style:style>
    <style:style style:name="P87" style:family="paragraph" style:parent-style-name="_5f_Paragraphe_20_livret_20_" style:list-style-name="L1">
      <style:paragraph-properties fo:margin-left="0cm" fo:margin-right="6.38cm" fo:text-align="start" style:justify-single-word="false" fo:text-indent="0cm" style:auto-text-indent="false"/>
      <style:text-properties officeooo:paragraph-rsid="00549755"/>
    </style:style>
    <style:style style:name="P88" style:family="paragraph" style:parent-style-name="_5f_Paragraphe_20_livret_20_" style:list-style-name="liste_5f_abc">
      <style:paragraph-properties fo:margin-top="0.499cm" fo:margin-bottom="0cm" loext:contextual-spacing="false"/>
      <style:text-properties officeooo:paragraph-rsid="00549755"/>
    </style:style>
    <style:style style:name="P89" style:family="paragraph" style:parent-style-name="_5f_Paragraphe_20_livret_20_" style:list-style-name="liste_5f_abc">
      <style:paragraph-properties fo:margin-top="0.349cm" fo:margin-bottom="0cm" loext:contextual-spacing="false"/>
      <style:text-properties officeooo:paragraph-rsid="00549755"/>
    </style:style>
    <style:style style:name="P90" style:family="paragraph" style:parent-style-name="_5f_Paragraphe_20_livret_20_réponse_20_élève" style:list-style-name="_5f_Numérotation_20_des_20_exercices_20_livrets">
      <style:paragraph-properties fo:margin-top="0cm" fo:margin-bottom="0cm" loext:contextual-spacing="false" fo:line-height="0.801cm">
        <style:tab-stops>
          <style:tab-stop style:position="0.349cm"/>
        </style:tab-stops>
      </style:paragraph-properties>
      <style:text-properties style:font-name="Bitstream Vera Sans" officeooo:paragraph-rsid="00549755"/>
    </style:style>
    <style:style style:name="P91" style:family="paragraph" style:parent-style-name="_5f_Paragraphe_20_livret_20_réponse_20_élève" style:list-style-name="_5f_Numérotation_20_des_20_exercices_20_livrets">
      <style:paragraph-properties fo:margin-top="0cm" fo:margin-bottom="0cm" loext:contextual-spacing="false" fo:line-height="0.801cm">
        <style:tab-stops>
          <style:tab-stop style:position="0.349cm"/>
        </style:tab-stops>
      </style:paragraph-properties>
      <style:text-properties style:font-name="Bitstream Vera Sans" officeooo:paragraph-rsid="004e3c8f"/>
    </style:style>
    <style:style style:name="P92" style:family="paragraph" style:parent-style-name="_5f_Paragraphe_20_livret_20_réponse_20_élève" style:list-style-name="_5f_Numérotation_20_des_20_exercices_20_livrets">
      <style:paragraph-properties fo:margin-top="0cm" fo:margin-bottom="0cm" loext:contextual-spacing="false" fo:line-height="0.801cm">
        <style:tab-stops>
          <style:tab-stop style:position="4.429cm" style:type="right" style:leader-style="dotted" style:leader-text="."/>
          <style:tab-stop style:position="9.2cm" style:type="right" style:leader-style="dotted" style:leader-text="."/>
        </style:tab-stops>
      </style:paragraph-properties>
      <style:text-properties style:font-name="Bitstream Vera Sans" officeooo:paragraph-rsid="004e3c8f"/>
    </style:style>
    <style:style style:name="P93" style:family="paragraph" style:parent-style-name="_5f_Paragraphe_20_livret_20_réponse_20_élève" style:list-style-name="_5f_Numérotation_20_des_20_exercices_20_livrets">
      <style:paragraph-properties fo:margin-top="0cm" fo:margin-bottom="0cm" loext:contextual-spacing="false" fo:line-height="0.801cm">
        <style:tab-stops>
          <style:tab-stop style:position="4.429cm" style:type="right" style:leader-style="dotted" style:leader-text="."/>
          <style:tab-stop style:position="9.2cm" style:type="right" style:leader-style="dotted" style:leader-text="."/>
        </style:tab-stops>
      </style:paragraph-properties>
      <style:text-properties style:font-name="Bitstream Vera Sans" officeooo:paragraph-rsid="00549755"/>
    </style:style>
    <style:style style:name="P94" style:family="paragraph" style:parent-style-name="_5f_Paragraphe_20_livret_20_réponse_20_élève" style:list-style-name="_5f_Numérotation_20_des_20_exercices_20_livrets">
      <style:paragraph-properties fo:margin-top="0cm" fo:margin-bottom="0cm" loext:contextual-spacing="false">
        <style:tab-stops/>
      </style:paragraph-properties>
      <style:text-properties style:font-name="Bitstream Vera Sans" officeooo:paragraph-rsid="00549755"/>
    </style:style>
    <style:style style:name="P95" style:family="paragraph" style:parent-style-name="_5f_Paragraphe_20_livret_20_réponse_20_élève" style:list-style-name="_5f_Numérotation_20_des_20_exercices_20_livrets">
      <style:paragraph-properties fo:margin-top="0.199cm" fo:margin-bottom="0cm" loext:contextual-spacing="false">
        <style:tab-stops/>
      </style:paragraph-properties>
      <style:text-properties style:font-name="Bitstream Vera Sans" officeooo:paragraph-rsid="004e3c8f"/>
    </style:style>
    <style:style style:name="P96" style:family="paragraph" style:parent-style-name="_5f_Pied_20_de_20_page" style:list-style-name=""/>
    <style:style style:name="P97" style:family="paragraph" style:parent-style-name="_5f_Pied_20_de_20_page" style:list-style-name="">
      <style:paragraph-properties fo:text-align="end" style:justify-single-word="false"/>
    </style:style>
    <style:style style:name="P98" style:family="paragraph" style:parent-style-name="_5f_Pied_20_de_20_page">
      <style:paragraph-properties fo:text-align="end" style:justify-single-word="false"/>
    </style:style>
    <style:style style:name="P9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00" style:family="paragraph" style:parent-style-name="programme" style:list-style-name="_5f_numérotation">
      <loext:graphic-properties draw:fill="solid" draw:fill-color="#fcf7ed" draw:opacity="100%" draw:fill-image-width="0cm" draw:fill-image-height="0cm"/>
      <style:paragraph-properties fo:margin-left="0.499cm" fo:margin-right="0cm" fo:margin-top="0cm" fo:margin-bottom="0cm" loext:contextual-spacing="false" fo:line-height="100%" fo:text-align="start" style:justify-single-word="false" fo:text-indent="-0.4cm" style:auto-text-indent="false" fo:background-color="#fcf7ed" fo:padding="0.199cm" fo:border="0.6pt solid #000000" style:shadow="#b2b2b2 0.101cm 0.101cm">
        <style:tab-stops>
          <style:tab-stop style:position="0.291cm"/>
          <style:tab-stop style:position="1.164cm"/>
        </style:tab-stops>
      </style:paragraph-properties>
      <style:text-properties officeooo:paragraph-rsid="00549755"/>
    </style:style>
    <style:style style:name="P101" style:family="paragraph" style:parent-style-name="programme" style:list-style-name="_5f_numérotation">
      <loext:graphic-properties draw:fill="solid" draw:fill-color="#fcf7ed" draw:opacity="100%" draw:fill-image-width="0cm" draw:fill-image-height="0cm"/>
      <style:paragraph-properties fo:margin-left="0.499cm" fo:margin-right="0cm" fo:margin-top="0cm" fo:margin-bottom="0cm" loext:contextual-spacing="false" fo:line-height="100%" fo:text-align="start" style:justify-single-word="false" fo:text-indent="-0.4cm" style:auto-text-indent="false" fo:background-color="#fcf7ed" fo:padding="0.199cm" fo:border="0.6pt solid #000000" style:shadow="#b2b2b2 0.101cm 0.101cm">
        <style:tab-stops>
          <style:tab-stop style:position="0.291cm"/>
          <style:tab-stop style:position="1.164cm"/>
        </style:tab-stops>
      </style:paragraph-properties>
      <style:text-properties officeooo:rsid="005fd112" officeooo:paragraph-rsid="005fd112"/>
    </style:style>
    <style:style style:name="P102" style:family="paragraph" style:parent-style-name="programme" style:list-style-name="_5f_numérotation" style:master-page-name="">
      <loext:graphic-properties draw:fill="solid" draw:fill-color="#fcf7ed" draw:opacity="100%" draw:fill-image-width="0cm" draw:fill-image-height="0cm"/>
      <style:paragraph-properties fo:margin-left="0.499cm" fo:margin-right="0cm" fo:margin-top="0cm" fo:margin-bottom="0cm" loext:contextual-spacing="false" fo:line-height="100%" fo:text-align="justify" style:justify-single-word="false" fo:text-indent="-0.4cm" style:auto-text-indent="false" style:page-number="auto" fo:background-color="#fcf7ed" fo:padding="0.199cm" fo:border="0.6pt solid #000000" style:shadow="#b2b2b2 0.101cm 0.101cm">
        <style:tab-stops>
          <style:tab-stop style:position="0.291cm"/>
        </style:tab-stops>
      </style:paragraph-properties>
      <style:text-properties officeooo:paragraph-rsid="00549755"/>
    </style:style>
    <style:style style:name="P103" style:family="paragraph">
      <style:paragraph-properties fo:margin-top="0cm" fo:margin-bottom="0.199cm" fo:text-align="center"/>
    </style:style>
    <style:style style:name="P104" style:family="paragraph">
      <loext:graphic-properties draw:fill-color="#e8c32a"/>
      <style:paragraph-properties fo:margin-top="0cm" fo:margin-bottom="0.199cm" fo:text-align="center"/>
      <style:text-properties fo:color="#ffffff" style:font-name="Bitstream Vera Sans" fo:font-size="11pt" fo:font-weight="bold" style:font-size-asian="11pt" style:font-weight-asian="bold" style:font-size-complex="11pt" style:font-weight-complex="bold"/>
    </style:style>
    <style:style style:name="P105" style:family="paragraph">
      <style:paragraph-properties fo:margin-left="0cm" fo:margin-right="0cm" fo:margin-top="0cm" fo:margin-bottom="0cm" fo:line-height="100%" fo:text-indent="0cm"/>
      <style:text-properties fo:font-size="10pt" style:font-size-asian="10pt" style:font-size-complex="10pt"/>
    </style:style>
    <style:style style:name="P10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P10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08" style:family="paragraph">
      <style:paragraph-properties fo:margin-left="0cm" fo:margin-right="0cm" fo:margin-top="0cm" fo:margin-bottom="0cm" fo:line-height="100%" fo:text-indent="0cm"/>
    </style:style>
    <style:style style:name="P10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10"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P11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style:paragraph-properties fo:text-align="center"/>
    </style:style>
    <style:style style:name="P113"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P114"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4ebb8a"/>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style="italic" style:font-size-asian="12pt" style:font-style-asian="italic" style:font-size-complex="12pt" style:font-style-complex="italic" style:text-scale="100%"/>
    </style:style>
    <style:style style:name="T8" style:family="text">
      <style:text-properties style:font-name="Times New Roman" fo:font-size="12pt" fo:font-style="italic" officeooo:rsid="006710de" style:font-size-asian="12pt" style:font-style-asian="italic" style:font-size-complex="12pt" style:font-style-complex="italic" style:text-scale="100%"/>
    </style:style>
    <style:style style:name="T9" style:family="text">
      <style:text-properties style:font-name="Times New Roman" fo:font-size="12pt" fo:font-style="italic" style:font-size-asian="12pt" style:font-size-complex="12pt"/>
    </style:style>
    <style:style style:name="T10" style:family="text">
      <style:text-properties style:font-name="Times New Roman" fo:font-size="12pt" fo:font-style="italic" style:font-name-asian="OpenSymbol" style:font-size-asian="12pt" style:font-style-asian="italic" style:font-name-complex="OpenSymbol" style:font-size-complex="12pt" style:font-style-complex="italic"/>
    </style:style>
    <style:style style:name="T11" style:family="text">
      <style:text-properties style:font-name="Times New Roman" fo:font-size="12pt" fo:font-style="normal" style:font-size-asian="12pt" style:font-style-asian="normal" style:font-size-complex="12pt" style:font-style-complex="normal"/>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ize="10pt" fo:font-style="italic" style:font-size-asian="10pt" style:font-style-asian="italic" style:font-size-complex="10pt" style:font-style-complex="italic" style:text-scale="100%"/>
    </style:style>
    <style:style style:name="T14" style:family="text">
      <style:text-properties style:font-name="Times New Roman" fo:font-size="10pt" fo:font-style="normal" style:font-size-asian="10pt" style:font-style-asian="normal" style:font-size-complex="10pt" style:font-style-complex="normal" style:text-scale="100%"/>
    </style:style>
    <style:style style:name="T15" style:family="text">
      <style:text-properties style:font-name="OpenSymbol"/>
    </style:style>
    <style:style style:name="T16" style:family="text">
      <style:text-properties style:font-name="OpenSymbol" fo:font-style="normal" style:font-name-asian="OpenSymbol" style:font-style-asian="normal" style:font-name-complex="OpenSymbol" style:font-style-complex="normal"/>
    </style:style>
    <style:style style:name="T17" style:family="text">
      <style:text-properties style:font-name="OpenSymbol" fo:font-style="normal" fo:font-weight="normal"/>
    </style:style>
    <style:style style:name="T18" style:family="text">
      <style:text-properties style:font-name="OpenSymbol" fo:font-size="10pt" fo:font-style="normal" style:font-name-asian="OpenSymbol" style:font-size-asian="10pt" style:font-style-asian="normal" style:font-name-complex="OpenSymbol" style:font-size-complex="10pt" style:font-style-complex="normal"/>
    </style:style>
    <style:style style:name="T19" style:family="text">
      <style:text-properties style:font-name="OpenSymbol" fo:font-size="10pt" fo:font-style="normal" style:font-name-asian="OpenSymbol" style:font-size-asian="10pt" style:font-style-asian="normal" style:font-name-complex="OpenSymbol" style:font-size-complex="10pt" style:font-style-complex="normal" style:text-scale="100%"/>
    </style:style>
    <style:style style:name="T20" style:family="text">
      <style:text-properties style:font-name="OpenSymbol" fo:font-size="10pt" fo:font-style="normal" fo:font-weight="normal" style:font-size-asian="10pt" style:font-size-complex="10pt"/>
    </style:style>
    <style:style style:name="T21" style:family="text">
      <style:text-properties style:font-name="OpenSymbol" fo:font-size="10pt" style:font-name-asian="OpenSymbol" style:font-size-asian="10pt" style:font-name-complex="OpenSymbol" style:font-size-complex="10pt"/>
    </style:style>
    <style:style style:name="T22" style:family="text">
      <style:text-properties style:font-name="OpenSymbol" style:font-name-asian="OpenSymbol" style:font-name-complex="OpenSymbol"/>
    </style:style>
    <style:style style:name="T23" style:family="text">
      <style:text-properties style:font-name="OpenSymbol" fo:font-size="9pt" fo:font-style="normal" style:text-underline-style="none" fo:font-weight="normal" style:font-size-asian="9pt" style:font-style-asian="normal" style:font-weight-asian="normal" style:font-size-complex="9pt" style:font-style-complex="normal" style:font-weight-complex="normal"/>
    </style:style>
    <style:style style:name="T24" style:family="text">
      <style:text-properties style:font-name="OpenSymbol"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25" style:family="text">
      <style:text-properties style:font-name="OpenSymbol" fo:font-size="9pt" fo:font-style="normal" style:text-underline-style="none" fo:font-weight="normal" officeooo:rsid="00549755" style:font-size-asian="9pt" style:font-style-asian="normal" style:font-weight-asian="normal" style:font-size-complex="9pt" style:font-style-complex="normal" style:font-weight-complex="normal" style:text-scale="100%"/>
    </style:style>
    <style:style style:name="T26" style:family="text">
      <style:text-properties style:font-name="OpenSymbol" fo:font-size="9pt" fo:font-style="normal" style:text-underline-style="none" fo:font-weight="normal" style:font-name-asian="OpenSymbol" style:font-size-asian="9pt" style:font-style-asian="normal" style:font-weight-asian="normal" style:font-name-complex="OpenSymbol" style:font-size-complex="9pt" style:font-style-complex="normal" style:font-weight-complex="normal" style:text-scale="100%"/>
    </style:style>
    <style:style style:name="T27" style:family="text">
      <style:text-properties style:font-name="OpenSymbol" fo:font-size="9pt" fo:language="zxx" fo:country="none" fo:font-style="normal" style:text-underline-style="none" fo:font-weight="normal" style:font-size-asian="9pt" style:language-asian="zxx" style:country-asian="none" style:font-style-asian="normal" style:font-weight-asian="normal" style:font-size-complex="9pt" style:font-style-complex="normal" style:font-weight-complex="normal"/>
    </style:style>
    <style:style style:name="T28" style:family="text">
      <style:text-properties style:font-name="Bitstream Vera Sans"/>
    </style:style>
    <style:style style:name="T29" style:family="text">
      <style:text-properties style:font-name="Bitstream Vera Sans" fo:font-size="10pt" fo:font-style="normal" style:font-size-asian="10pt" style:font-style-asian="normal" style:font-size-complex="10pt" style:font-style-complex="normal"/>
    </style:style>
    <style:style style:name="T30" style:family="text">
      <style:text-properties style:font-name="Bitstream Vera Sans" fo:font-size="10pt" fo:font-style="normal" fo:font-weight="normal" style:font-size-asian="10pt" style:font-style-asian="normal" style:font-size-complex="10pt" style:font-style-complex="normal"/>
    </style:style>
    <style:style style:name="T31" style:family="text">
      <style:text-properties style:font-name="Bitstream Vera Sans" fo:font-size="10pt" fo:font-style="normal" fo:font-weight="normal" style:font-size-asian="10pt" style:font-size-complex="10pt"/>
    </style:style>
    <style:style style:name="T32" style:family="text">
      <style:text-properties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33" style:family="text">
      <style:text-properties style:font-name="Bitstream Vera Sans" fo:font-size="10pt" fo:font-style="normal" style:text-underline-style="none" fo:font-weight="normal" officeooo:rsid="00549755" style:font-size-asian="10pt" style:font-style-asian="normal" style:font-weight-asian="normal" style:font-size-complex="10pt" style:font-style-complex="normal" style:font-weight-complex="normal" style:text-scale="100%"/>
    </style:style>
    <style:style style:name="T34" style:family="text">
      <style:text-properties style:font-name="Bitstream Vera Sans" fo:font-size="10pt" fo:font-style="normal" style:text-underline-style="none" fo:font-weight="normal" officeooo:rsid="00574c6c" style:font-size-asian="10pt" style:font-style-asian="normal" style:font-weight-asian="normal" style:font-size-complex="10pt" style:font-style-complex="normal" style:font-weight-complex="normal" style:text-scale="100%"/>
    </style:style>
    <style:style style:name="T35" style:family="text">
      <style:text-properties style:font-name="Bitstream Vera Sans" fo:font-size="10pt" fo:font-style="normal" style:text-underline-style="none" fo:font-weight="normal" officeooo:rsid="00650884" style:font-size-asian="10pt" style:font-style-asian="normal" style:font-weight-asian="normal" style:font-size-complex="10pt" style:font-style-complex="normal" style:font-weight-complex="normal" style:text-scale="100%"/>
    </style:style>
    <style:style style:name="T36" style:family="text">
      <style:text-properties style:font-name="Bitstream Vera Sans" fo:font-size="10pt" fo:language="zxx"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style>
    <style:style style:name="T37" style:family="text">
      <style:text-properties style:font-name="Bitstream Vera Sans" fo:font-size="9pt" fo:font-style="normal" style:text-underline-style="none" fo:font-weight="normal" style:font-size-asian="9pt" style:font-style-asian="normal" style:font-weight-asian="normal" style:font-size-complex="9pt" style:font-style-complex="normal" style:font-weight-complex="normal"/>
    </style:style>
    <style:style style:name="T38" style:family="text">
      <style:text-properties style:font-name="Bitstream Vera Sans"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39" style:family="text">
      <style:text-properties style:font-name="Bitstream Vera Sans" fo:font-size="9pt" fo:font-style="normal" style:text-underline-style="none" fo:font-weight="normal" officeooo:rsid="00549755" style:font-size-asian="9pt" style:font-style-asian="normal" style:font-weight-asian="normal" style:font-size-complex="9pt" style:font-style-complex="normal" style:font-weight-complex="normal" style:text-scale="100%"/>
    </style:style>
    <style:style style:name="T40" style:family="text">
      <style:text-properties style:font-name="Bitstream Vera Sans" fo:font-size="9pt" fo:language="zxx" fo:country="none" fo:font-style="normal" style:text-underline-style="none" fo:font-weight="normal" style:font-size-asian="9pt" style:language-asian="zxx" style:country-asian="none" style:font-style-asian="normal" style:font-weight-asian="normal" style:font-size-complex="9pt" style:font-style-complex="normal" style:font-weight-complex="normal"/>
    </style:style>
    <style:style style:name="T41" style:family="text">
      <style:text-properties style:font-size-asian="12pt" style:font-style-asian="italic" style:font-size-complex="12pt" style:font-style-complex="italic"/>
    </style:style>
    <style:style style:name="T42" style:family="text">
      <style:text-properties fo:text-transform="lowercase" style:font-name="Times New Roman" fo:font-size="12pt" fo:font-style="italic" style:font-size-asian="12pt" style:font-style-asian="italic" style:font-size-complex="12pt" style:font-style-complex="italic"/>
    </style:style>
    <style:style style:name="T43" style:family="text">
      <style:text-properties fo:text-transform="lowercase" officeooo:rsid="00574c6c"/>
    </style:style>
    <style:style style:name="T44" style:family="text">
      <style:text-properties fo:text-transform="lowercase" officeooo:rsid="00574c6c" style:text-scale="100%"/>
    </style:style>
    <style:style style:name="T45" style:family="text">
      <style:text-properties fo:font-size="10pt" style:font-size-asian="10pt" style:font-size-complex="10pt"/>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size="10pt" fo:font-style="normal" style:font-name-asian="OpenSymbol" style:font-size-asian="10pt" style:font-style-asian="normal" style:font-name-complex="OpenSymbol" style:font-size-complex="10pt" style:font-style-complex="normal"/>
    </style:style>
    <style:style style:name="T48" style:family="text">
      <style:text-properties style:font-name="Times New Roman4" fo:font-size="12pt" fo:font-style="italic" style:font-size-asian="12pt" style:font-size-complex="12pt"/>
    </style:style>
    <style:style style:name="T49" style:family="text">
      <style:text-properties style:font-name="Times New Roman4" fo:font-size="12pt" fo:font-style="italic" officeooo:rsid="00549755" style:font-size-asian="12pt" style:font-size-complex="12pt"/>
    </style:style>
    <style:style style:name="T50" style:family="text">
      <style:text-properties style:font-name="Times New Roman4" fo:font-style="italic"/>
    </style:style>
    <style:style style:name="T51" style:family="text">
      <style:text-properties fo:color="#000000"/>
    </style:style>
    <style:style style:name="T52" style:family="text">
      <style:text-properties fo:color="#000000" style:font-name="Bitstream Vera Sans"/>
    </style:style>
    <style:style style:name="T53" style:family="text">
      <style:text-properties fo:color="#000000" style:font-name="Bitstream Vera Sans" fo:font-size="10pt" style:font-name-asian="OpenSymbol" style:font-size-asian="10pt" style:font-name-complex="OpenSymbol" style:font-size-complex="10pt"/>
    </style:style>
    <style:style style:name="T54" style:family="text">
      <style:text-properties fo:color="#000000" style:font-name="OpenSymbol"/>
    </style:style>
    <style:style style:name="T55" style:family="text">
      <style:text-properties fo:color="#000000" style:font-name="OpenSymbol"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56" style:family="text">
      <style:text-properties fo:color="#000000" style:font-name="OpenSymbol" fo:font-size="10pt" fo:font-style="normal" fo:font-weight="normal" style:font-size-asian="10pt" style:font-size-complex="10pt"/>
    </style:style>
    <style:style style:name="T57" style:family="text">
      <style:text-properties fo:color="#000000" officeooo:rsid="005fa644"/>
    </style:style>
    <style:style style:name="T58" style:family="text">
      <style:text-properties fo:color="#000000" style:font-name="Times New Roman4" fo:font-size="12pt" fo:font-style="italic" fo:font-weight="normal" style:font-size-asian="12pt" style:font-size-complex="12pt"/>
    </style:style>
    <style:style style:name="T59" style:family="text">
      <style:text-properties fo:color="#000000" style:text-position="0% 100%" fo:font-size="10pt" fo:font-weight="normal" officeooo:rsid="004b52ae" style:font-size-asian="10pt" style:font-size-complex="10pt"/>
    </style:style>
    <style:style style:name="T60" style:family="text">
      <style:text-properties style:text-position="0% 100%" style:font-name-asian="OpenSymbol" style:font-name-complex="OpenSymbol"/>
    </style:style>
    <style:style style:name="T61" style:family="text">
      <style:text-properties style:text-position="0% 100%" style:font-name-asian="OpenSymbol" style:font-style-asian="normal" style:font-name-complex="OpenSymbol" style:font-style-complex="normal"/>
    </style:style>
    <style:style style:name="T62" style:family="text">
      <style:text-properties style:text-position="0% 100%" fo:font-size="10pt" officeooo:rsid="00425cb8" style:font-size-asian="10pt" style:font-size-complex="10pt"/>
    </style:style>
    <style:style style:name="T63" style:family="text">
      <style:text-properties style:font-name-asian="Bitstream Vera Sans" style:font-name-complex="Bitstream Vera Sans"/>
    </style:style>
    <style:style style:name="T64" style:family="text">
      <style:text-properties style:use-window-font-color="true" style:text-outline="false" style:text-line-through-style="none" style:text-line-through-type="none" style:font-name="Bitstream Vera Sans"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65" style:family="text">
      <style:text-properties style:use-window-font-color="true" style:text-outline="false" style:text-line-through-style="none" style:text-line-through-type="none" style:font-name="Bitstream Vera Sans"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66" style:family="text">
      <style:text-properties style:use-window-font-color="true" style:text-outline="false" style:text-line-through-style="none" style:text-line-through-type="none" style:font-name="OpenSymbol" fo:font-size="9pt" fo:language="zxx" fo:country="none" fo:text-shadow="none" style:text-underline-style="none" fo:font-weight="normal" fo:background-color="transparent" loext:char-shading-value="0" style:font-name-asian="Times New Roman" style:font-size-asian="9pt" style:language-asian="zxx" style:country-asian="none" style:font-weight-asian="normal" style:font-name-complex="Times New Roman" style:font-size-complex="9pt" style:font-weight-complex="normal" style:text-emphasize="none" style:font-relief="none"/>
    </style:style>
    <style:style style:name="T67" style:family="text">
      <style:text-properties style:use-window-font-color="true" style:text-outline="false" style:text-line-through-style="none" style:text-line-through-type="none" style:font-name="OpenSymbol" fo:font-size="9pt" fo:language="zxx" fo:country="none" fo:text-shadow="none" style:text-underline-style="none" fo:font-weight="normal" fo:background-color="transparent" loext:char-shading-value="0" style:font-name-asian="OpenSymbol" style:font-size-asian="9pt" style:language-asian="zxx" style:country-asian="none" style:font-weight-asian="normal" style:font-name-complex="OpenSymbol" style:font-size-complex="9pt" style:font-weight-complex="normal" style:text-emphasize="none" style:text-scale="100%" style:font-relief="none"/>
    </style:style>
    <style:style style:name="T68" style:family="text">
      <style:text-properties style:use-window-font-color="true" style:text-outline="false" style:text-line-through-style="none" style:text-line-through-type="none" style:font-name="Times New Roman" fo:font-size="11pt" fo:language="zxx" fo:country="none" fo:font-style="italic" fo:text-shadow="none" style:text-underline-style="none" fo:font-weight="normal" fo:background-color="transparent" loext:char-shading-value="0" style:font-name-asian="Times New Roman" style:font-size-asian="11pt" style:language-asian="zxx" style:country-asian="none" style:font-style-asian="italic" style:font-weight-asian="normal" style:font-name-complex="Times New Roman" style:font-size-complex="11pt" style:font-style-complex="italic" style:font-weight-complex="normal" style:text-emphasize="none" style:font-relief="none"/>
    </style:style>
    <style:style style:name="T69" style:family="text">
      <style:text-properties style:use-window-font-color="true" style:font-name="Bitstream Vera Sans3" fo:font-size="10pt" fo:font-weight="normal" officeooo:rsid="006710de" style:font-size-asian="10.5pt"/>
    </style:style>
    <style:style style:name="T70" style:family="text">
      <style:text-properties style:use-window-font-color="true" style:font-name="Bitstream Vera Sans" fo:font-size="10pt" fo:font-style="normal" fo:font-weight="normal" officeooo:rsid="006710de" style:font-size-asian="10pt" style:font-style-asian="normal" style:font-size-complex="10pt" style:font-style-complex="normal" style:text-scale="100%"/>
    </style:style>
    <style:style style:name="T71" style:family="text">
      <style:text-properties style:text-outline="false" style:text-line-through-style="none" style:text-line-through-type="none" fo:language="zxx" fo:country="none" fo:text-shadow="none" style:text-underline-style="none"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72"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73" style:family="text">
      <style:text-properties fo:language="zxx" fo:country="none" style:language-asian="zxx" style:country-asian="none"/>
    </style:style>
    <style:style style:name="T74" style:family="text">
      <style:text-properties style:text-underline-style="none" style:font-weight-asian="normal" style:font-weight-complex="normal"/>
    </style:style>
    <style:style style:name="T75" style:family="text">
      <style:text-properties style:text-underline-style="none" style:font-weight-asian="normal" style:font-weight-complex="normal" style:text-scale="100%"/>
    </style:style>
    <style:style style:name="T76" style:family="text">
      <style:text-properties fo:font-style="normal" style:text-underline-style="none" fo:font-weight="normal" style:font-style-asian="normal" style:font-weight-asian="normal" style:font-style-complex="normal" style:font-weight-complex="normal" style:text-scale="100%"/>
    </style:style>
    <style:style style:name="T77" style:family="text">
      <style:text-properties fo:font-style="normal" style:text-underline-style="none" fo:font-weight="normal" officeooo:rsid="00549755" style:font-style-asian="normal" style:font-weight-asian="normal" style:font-style-complex="normal" style:font-weight-complex="normal" style:text-scale="100%"/>
    </style:style>
    <style:style style:name="T78" style:family="text">
      <style:text-properties fo:font-style="normal" style:text-underline-style="none" fo:font-weight="normal" officeooo:rsid="00574c6c" style:font-style-asian="normal" style:font-weight-asian="normal" style:font-style-complex="normal" style:font-weight-complex="normal" style:text-scale="100%"/>
    </style:style>
    <style:style style:name="T79" style:family="text">
      <style:text-properties fo:color="#7fb241" fo:font-weight="bold" style:font-weight-asian="bold" style:font-weight-complex="bold"/>
    </style:style>
    <style:style style:name="T80" style:family="text">
      <style:text-properties fo:color="#7fb241" style:font-name="Bitstream Vera Sans"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81" style:family="text">
      <style:text-properties fo:color="#7fb241" style:font-name="OpenSymbol" fo:font-size="9pt" fo:font-style="normal" style:text-underline-style="none" fo:font-weight="normal" style:font-name-asian="OpenSymbol" style:font-size-asian="9pt" style:font-style-asian="normal" style:font-weight-asian="normal" style:font-name-complex="OpenSymbol" style:font-size-complex="9pt" style:font-style-complex="normal" style:font-weight-complex="normal" style:text-scale="100%"/>
    </style:style>
    <style:style style:name="T82" style:family="text">
      <style:text-properties fo:color="#6fb544" style:font-name="Bitstream Vera Sans" fo:font-size="9pt" fo:font-style="normal" style:text-underline-style="none" fo:font-weight="normal" style:font-size-asian="9pt" style:font-style-asian="normal" style:font-weight-asian="normal" style:font-size-complex="9pt" style:font-style-complex="normal" style:font-weight-complex="normal"/>
    </style:style>
    <style:style style:name="T83" style:family="text">
      <style:text-properties fo:color="#68a224" style:font-name="Bitstream Vera Sans" fo:font-size="9pt" fo:font-style="normal" style:text-underline-style="none" fo:font-weight="normal" style:font-size-asian="9pt" style:font-style-asian="normal" style:font-weight-asian="normal" style:font-size-complex="9pt" style:font-style-complex="normal" style:font-weight-complex="normal" style:text-scale="100%"/>
    </style:style>
    <style:style style:name="T84" style:family="text">
      <style:text-properties officeooo:rsid="00549755"/>
    </style:style>
    <style:style style:name="T85" style:family="text">
      <style:text-properties officeooo:rsid="00574c6c"/>
    </style:style>
    <style:style style:name="T86" style:family="text">
      <style:text-properties fo:color="#c74028" style:font-name="OpenSymbol" fo:font-size="9pt" fo:font-style="normal" style:text-underline-style="none" fo:font-weight="bold" style:font-size-asian="9pt" style:font-style-asian="normal" style:font-weight-asian="bold" style:font-size-complex="9pt" style:font-style-complex="normal" style:font-weight-complex="bold" style:text-scale="100%"/>
    </style:style>
    <style:style style:name="T87" style:family="text">
      <style:text-properties officeooo:rsid="005ebe43"/>
    </style:style>
    <style:style style:name="T88" style:family="text">
      <style:text-properties officeooo:rsid="005fd112"/>
    </style:style>
    <style:style style:name="T89" style:family="text">
      <style:text-properties officeooo:rsid="0060d4bc"/>
    </style:style>
    <style:style style:name="T90" style:family="text">
      <style:text-properties fo:font-weight="normal" style:font-weight-asian="normal" style:font-weight-complex="normal"/>
    </style:style>
    <style:style style:name="T91" style:family="text">
      <style:text-properties officeooo:rsid="006710de"/>
    </style:style>
    <style:style style:name="T92" style:family="text">
      <style:text-properties style:font-name="Bitstream Vera Sans" fo:font-size="10pt" fo:font-style="normal" style:font-size-asian="10pt" style:font-style-asian="normal" style:font-size-complex="10pt" style:font-style-complex="normal" style:text-scale="100%"/>
    </style:style>
    <style:style style:name="T93" style:family="text">
      <style:text-properties style:font-name="Bitstream Vera Sans" fo:font-size="10pt" fo:font-style="normal" style:font-name-asian="OpenSymbol" style:font-size-asian="10pt" style:font-style-asian="normal" style:font-name-complex="OpenSymbol" style:font-size-complex="10pt" style:font-style-complex="normal" style:text-scale="100%"/>
    </style:style>
    <style:style style:name="T94" style:family="text">
      <style:text-properties fo:color="#ffffff" style:font-name="Bitstream Vera Sans" fo:font-size="11pt" fo:font-weight="bold" style:font-size-asian="11pt" style:font-weight-asian="bold" style:font-size-complex="11pt" style:font-weight-complex="bold"/>
    </style:style>
    <style:style style:name="T95"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T96" style:family="text">
      <style:text-properties style:use-window-font-color="true" style:text-outline="false" style:text-line-through-style="none" style:text-line-through-type="none" style:font-name="OpenSymbol2" fo:font-size="10pt" fo:font-style="normal" fo:text-shadow="none" style:text-underline-style="none" fo:font-weight="normal" style:font-name-asian="Andale Sans UI" style:font-size-asian="10pt" style:font-style-asian="normal" style:font-weight-asian="normal" style:font-name-complex="Tahoma" style:font-size-complex="10pt" style:font-style-complex="normal" style:font-weight-complex="normal" style:font-relief="none"/>
    </style:style>
    <style:style style:name="T97" style:family="text">
      <style:text-properties style:use-window-font-color="true" style:text-outline="false" style:text-line-through-style="none" style:text-line-through-type="none" style:font-name="Bitstream Vera Sans" fo:font-size="11pt" fo:font-style="normal" fo:text-shadow="none" style:text-underline-style="none" fo:font-weight="normal" style:font-name-asian="Andale Sans UI" style:font-size-asian="11pt" style:font-style-asian="normal" style:font-weight-asian="normal" style:font-name-complex="Tahoma" style:font-size-complex="11pt" style:font-style-complex="normal" style:font-weight-complex="normal" style:font-relief="none"/>
    </style:style>
    <style:style style:name="T98" style:family="text">
      <style:text-properties style:use-window-font-color="true" style:text-outline="false" style:text-line-through-style="none" style:text-line-through-type="none" style:font-name="Times New Roman" fo:font-size="11pt" fo:font-style="italic" fo:text-shadow="none" style:text-underline-style="none" fo:font-weight="normal" style:font-name-asian="Andale Sans UI" style:font-size-asian="11pt" style:font-style-asian="normal" style:font-weight-asian="normal" style:font-name-complex="Tahoma" style:font-size-complex="11pt" style:font-style-complex="normal" style:font-weight-complex="normal" style:font-relief="none"/>
    </style:style>
    <style:style style:name="T99" style:family="text">
      <style:text-properties style:use-window-font-color="true" style:text-outline="false" style:text-line-through-style="none" style:text-line-through-type="none" style:font-name="Bitstream Vera Sans" fo:font-size="10pt" fo:font-style="normal" fo:text-shadow="none" style:text-underline-style="none" fo:font-weight="normal" style:font-name-asian="Andale Sans UI" style:font-size-asian="24pt" style:font-style-asian="normal" style:font-weight-asian="normal" style:font-name-complex="Tahoma" style:font-size-complex="24pt" style:font-style-complex="normal" style:font-weight-complex="normal" style:font-relief="none"/>
    </style:style>
    <style:style style:name="T100"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text:list-style style:name="L1">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e8c32a" draw:textarea-horizontal-align="justify" draw:textarea-vertical-align="middle" draw:auto-grow-height="false" fo:min-height="0.57cm" fo:min-width="3.893cm" style:run-through="foreground"/>
    </style:style>
    <style:style style:name="gr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1.392cm" fo:min-width="1.933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75cm" draw:shadow="hidden" draw:shadow-offset-x="0.3cm" draw:shadow-offset-y="0.3cm" draw:shadow-color="#808080" style:run-through="foreground"/>
    </style:style>
    <style:style style:name="gr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9cm" draw:shadow="hidden" draw:shadow-offset-x="0.3cm" draw:shadow-offset-y="0.3cm" draw:shadow-color="#808080" style:run-through="foreground"/>
    </style:style>
    <style:style style:name="gr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5cm" draw:shadow="hidden" draw:shadow-offset-x="0.3cm" draw:shadow-offset-y="0.3cm" draw:shadow-color="#808080" style:run-through="foreground"/>
    </style:style>
    <style:style style:name="gr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243cm" draw:shadow="hidden" draw:shadow-offset-x="0.3cm" draw:shadow-offset-y="0.3cm" draw:shadow-color="#808080" style:run-through="foreground"/>
    </style:style>
    <style:style style:name="gr10"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draw:g text:anchor-type="paragraph" draw:z-index="15" draw:style-name="gr1"><draw:custom-shape draw:style-name="gr2" draw:text-style-name="P104" svg:width="3.964cm" svg:height="0.641cm" draw:transform="skewX (0.00279252680319092) rotate (0.0872664625997165) translate (-0.370416666666667cm -0.0934861111111111cm)"><text:p text:style-name="P103"><text:span text:style-name="T9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text:span text:style-name="Bold_5f_niv1"><draw:frame draw:style-name="fr1" draw:name="Cadre3" text:anchor-type="as-char" svg:y="-1.004cm" svg:width="9.135cm" draw:z-index="16"><draw:text-box fo:min-height="3.93cm"><text:section text:style-name="Sect1" text:name="Section1"><text:p text:style-name="P28"/><text:p text:style-name="P37"><text:span text:style-name="_5f_Niveau_5f_jaune"><text:span text:style-name="T64">Calcule l’expression A</text:span></text:span><text:span text:style-name="_5f_Niveau_5f_jaune"><text:span text:style-name="T65"> </text:span></text:span><text:span text:style-name="_5f_Niveau_5f_jaune"><text:span text:style-name="T66">=</text:span></text:span><text:span text:style-name="_5f_Niveau_5f_jaune"><text:span text:style-name="T65"> </text:span></text:span><text:span text:style-name="_5f_Niveau_5f_jaune"><text:span text:style-name="T64">5</text:span></text:span><text:span text:style-name="_5f_Niveau_5f_jaune"><text:span text:style-name="T68">x</text:span></text:span><text:span text:style-name="_5f_Niveau_5f_jaune"><text:span text:style-name="T64">(</text:span></text:span><text:span text:style-name="_5f_Niveau_5f_jaune"><text:span text:style-name="T68">y</text:span></text:span><text:span text:style-name="_5f_Niveau_5f_jaune"><text:span text:style-name="T65"> </text:span></text:span><text:span text:style-name="_5f_Niveau_5f_jaune"><text:span text:style-name="T67"></text:span></text:span><text:span text:style-name="_5f_Niveau_5f_jaune"><text:span text:style-name="T65"> </text:span></text:span><text:span text:style-name="_5f_Niveau_5f_jaune"><text:span text:style-name="T64">2)</text:span></text:span><text:span text:style-name="_5f_Niveau_5f_jaune"><text:span text:style-name="T65"> </text:span></text:span><text:span text:style-name="_5f_Niveau_5f_jaune"><text:span text:style-name="T64">pour </text:span></text:span><text:bookmark text:name="SwXTextPosition9524221"/><text:span text:style-name="_5f_Niveau_5f_jaune"><text:span text:style-name="T68">x</text:span></text:span><text:span text:style-name="_5f_Niveau_5f_jaune"><text:span text:style-name="T65"> </text:span></text:span><text:span text:style-name="_5f_Niveau_5f_jaune"><text:span text:style-name="T66">=</text:span></text:span><text:span text:style-name="_5f_Niveau_5f_jaune"><text:span text:style-name="T65"> </text:span></text:span><text:span text:style-name="_5f_Niveau_5f_jaune"><text:span text:style-name="T64">3 et</text:span></text:span><text:span text:style-name="_5f_Niveau_5f_jaune"><text:span text:style-name="T65"> </text:span></text:span><text:span text:style-name="_5f_variables"><text:span text:style-name="T71">y</text:span></text:span><text:span text:style-name="_5f_Niveau_5f_jaune"><text:span text:style-name="T65"> </text:span></text:span><text:span text:style-name="_5f_Niveau_5f_jaune"><text:span text:style-name="T66">=</text:span></text:span><text:span text:style-name="_5f_Niveau_5f_jaune"><text:span text:style-name="T65"> </text:span></text:span><text:span text:style-name="_5f_Niveau_5f_jaune"><text:span text:style-name="T64">4</text:span></text:span><text:span text:style-name="_5f_Niveau_5f_jaune"><text:span text:style-name="T65">.</text:span></text:span></text:p><text:p text:style-name="P27"><text:span text:style-name="Bold_5f_niv1"><text:span text:style-name="T72">Correction</text:span></text:span></text:p><text:p text:style-name="P34"><text:span text:style-name="T32">A</text:span><text:span text:style-name="T37"> </text:span><text:span text:style-name="T23">=</text:span><text:span text:style-name="T37"> </text:span><text:span text:style-name="T32">5</text:span><text:span text:style-name="_5f_variables"><text:span text:style-name="T74">x</text:span></text:span><text:span text:style-name="T32">(</text:span><text:span text:style-name="_5f_variables"><text:span text:style-name="T74">y</text:span></text:span><text:span text:style-name="T37"> </text:span><text:span text:style-name="T26"></text:span><text:span text:style-name="T37"> </text:span><text:span text:style-name="T32">2)</text:span></text:p><text:p text:style-name="P35"><text:span text:style-name="T34">O</text:span><text:span text:style-name="T33">n </text:span><text:span text:style-name="T35">écrit</text:span><text:span text:style-name="T33"> les signes </text:span><text:span text:style-name="T25">×</text:span><text:span text:style-name="T39"> </text:span><text:span text:style-name="T33">sous-entendus :</text:span><text:span text:style-name="T39"><text:line-break/></text:span><text:span text:style-name="T76">A</text:span><text:span text:style-name="T38"> </text:span><text:span text:style-name="T24">=</text:span><text:span text:style-name="T38"> </text:span><text:span text:style-name="T76">5</text:span><text:span text:style-name="T38"> </text:span><text:span text:style-name="T86">×</text:span><text:span text:style-name="T38"> </text:span><text:span text:style-name="_5f_variables"><text:span text:style-name="T75">x</text:span></text:span><text:span text:style-name="T38"> </text:span><text:span text:style-name="T86">×</text:span><text:span text:style-name="T38"> </text:span><text:span text:style-name="T76">(</text:span><text:span text:style-name="_5f_variables"><text:span text:style-name="T75">y</text:span></text:span><text:span text:style-name="T38"> </text:span><text:span text:style-name="T26"></text:span><text:span text:style-name="T38"> </text:span><text:span text:style-name="T76">2)</text:span></text:p><text:p text:style-name="P34"><text:span text:style-name="T78">O</text:span><text:span text:style-name="T77">n remplace les lettres par leur valeur :<text:line-break/></text:span>A<text:span text:style-name="T37"> </text:span><text:span text:style-name="T23">=</text:span><text:span text:style-name="T37"> </text:span>5<text:span text:style-name="T37"> </text:span><text:span text:style-name="T24">×</text:span><text:span text:style-name="T37"> </text:span><text:span text:style-name="T79">3</text:span><text:span text:style-name="T82"> </text:span><text:span text:style-name="T55">×</text:span><text:span text:style-name="T37"> </text:span>(<text:span text:style-name="T79">4</text:span><text:span text:style-name="T80"> </text:span><text:span text:style-name="T81"></text:span><text:span text:style-name="T83"> </text:span>2)</text:p><text:p text:style-name="P34"><text:span text:style-name="T87">On calcule :<text:line-break/></text:span>A<text:span text:style-name="T37"> </text:span><text:span text:style-name="T23">=</text:span><text:span text:style-name="T37"> </text:span>15<text:span text:style-name="T37"> </text:span><text:span text:style-name="T24">×</text:span><text:span text:style-name="T37"> </text:span><text:span text:style-name="T32">6</text:span></text:p><text:p text:style-name="_5f_Paragraphe_20_livret"><text:span text:style-name="_5f_BVS"><text:span text:style-name="T73">A</text:span></text:span><text:span text:style-name="_5f_variables"><text:span text:style-name="T40"> </text:span></text:span><text:span text:style-name="_5f_variables"><text:span text:style-name="T27">=</text:span></text:span><text:span text:style-name="_5f_variables"><text:span text:style-name="T40"> </text:span></text:span><text:span text:style-name="_5f_variables"><text:span text:style-name="T36">90</text:span></text:span></text:p></text:section></draw:text-box></draw:frame></text:span></text:h>
      <text:list xml:id="list1653740763" text:style-name="Num_5f_Exo">
        <text:list-item>
          <text:h text:style-name="P40" text:outline-level="1"><text:span text:style-name="Bold_5f_niv1"><text:span text:style-name="T90"> </text:span></text:span><text:span text:style-name="Bold_5f_niv1">Des nombres pour des lettres</text:span></text:h>
        </text:list-item>
      </text:list>
      <text:list xml:id="list3780637401" text:style-name="liste_5f_abc">
        <text:list-item>
          <text:p text:style-name="P66">Calcule la valeur de <text:span text:style-name="T84">B</text:span> et de <text:span text:style-name="T84">Z</text:span> pour <text:span text:style-name="T49">x</text:span> <text:span text:style-name="T15">=</text:span> <text:span text:style-name="T84">5</text:span>.</text:p>
        </text:list-item>
      </text:list>
      <text:section text:style-name="Sect2" text:name="Section2">
        <text:list xml:id="list300387273" text:style-name="_5f_Numérotation_20_des_20_exercices_20_livrets">
          <text:list-item>
            <text:list>
              <text:list-header>
                <text:p text:style-name="P68"><text:span text:style-name="T84">B</text:span> <text:span text:style-name="T15">=</text:span> <text:span text:style-name="T84">20</text:span><text:span text:style-name="T49">x</text:span></text:p>
                <text:p text:style-name="P90"><text:span text:style-name="T84">B</text:span> <text:span text:style-name="T15">=</text:span> <text:span text:style-name="T84">20</text:span> <text:span text:style-name="T17">×</text:span> <text:span text:style-name="_5f_pointillés_20_gris">.........</text:span> </text:p>
              </text:list-header>
            </text:list>
            <text:p text:style-name="P90"><text:span text:style-name="T84">B</text:span> <text:span text:style-name="T15">=</text:span> <text:span text:style-name="_5f_pointillés_20_gris">........</text:span></text:p>
            <text:list text:continue-numbering="true">
              <text:list-header>
                <text:p text:style-name="P68"><text:span text:style-name="T84">Z</text:span> <text:span text:style-name="T15">=</text:span> <text:span text:style-name="T84">9</text:span><text:span text:style-name="T49">x</text:span></text:p>
                <text:p text:style-name="P73"><text:span text:style-name="T84">Z</text:span> <text:span text:style-name="T15">=</text:span> <text:span text:style-name="_5f_pointillés_20_gris"><text:tab/></text:span></text:p>
                <text:p text:style-name="P73"><text:span text:style-name="T84">Z</text:span> <text:span text:style-name="T15">=</text:span> <text:span text:style-name="_5f_pointillés_20_gris"><text:tab/></text:span></text:p>
              </text:list-header>
            </text:list>
          </text:list-item>
        </text:list>
      </text:section>
      <text:list xml:id="list131122172947793" text:continue-list="list3780637401" text:style-name="liste_5f_abc">
        <text:list-item>
          <text:p text:style-name="P67">Calcule la valeur de M et de A pour <text:span text:style-name="T48">y</text:span> <text:span text:style-name="T15">=</text:span> 10.</text:p>
        </text:list-item>
      </text:list>
      <text:section text:style-name="Sect2" text:name="Section7">
        <text:list xml:id="list131120984536782" text:continue-list="list300387273" text:style-name="_5f_Numérotation_20_des_20_exercices_20_livrets">
          <text:list-item>
            <text:list>
              <text:list-header>
                <text:p text:style-name="P69">M <text:span text:style-name="T15">=</text:span> 5<text:span text:style-name="T48">y</text:span> <text:span text:style-name="T22"></text:span> 3</text:p>
                <text:p text:style-name="P91">M <text:span text:style-name="T15">=</text:span> 5 <text:span text:style-name="T17">×</text:span> <text:span text:style-name="_5f_pointillés_20_gris">.........</text:span> <text:span text:style-name="T22"></text:span> 3</text:p>
                <text:p text:style-name="P91">M <text:span text:style-name="T15">=</text:span> <text:span text:style-name="_5f_pointillés_20_gris">........</text:span> <text:span text:style-name="T22"></text:span> 3</text:p>
              </text:list-header>
            </text:list>
            <text:p text:style-name="P91">M <text:span text:style-name="T15">=</text:span> <text:span text:style-name="_5f_pointillés_20_gris">........</text:span></text:p>
            <text:list text:continue-numbering="true">
              <text:list-header>
                <text:p text:style-name="P69">A <text:span text:style-name="T15">=</text:span> 8<text:span text:style-name="T48">y</text:span> <text:span text:style-name="T22">−</text:span> 25</text:p>
                <text:p text:style-name="P74">A <text:span text:style-name="T15">=</text:span> <text:span text:style-name="_5f_pointillés_20_gris"><text:tab/></text:span></text:p>
                <text:p text:style-name="P74">A <text:span text:style-name="T15">=</text:span> <text:span text:style-name="_5f_pointillés_20_gris"><text:tab/></text:span></text:p>
                <text:p text:style-name="P74">A <text:span text:style-name="T15">=</text:span> <text:span text:style-name="_5f_pointillés_20_gris"><text:tab/></text:span></text:p>
              </text:list-header>
            </text:list>
          </text:list-item>
        </text:list>
      </text:section>
      <text:list xml:id="list131122383704880" text:continue-list="list1653740763" text:style-name="Num_5f_Exo">
        <text:list-item>
          <text:h text:style-name="P41" text:outline-level="1"> <text:span text:style-name="Bold_5f_niv1"><text:span text:style-name="T84">Avec deux lettres</text:span></text:span></text:h>
        </text:list-item>
      </text:list>
      <text:list xml:id="list131121786215148" text:continue-list="list131122172947793" text:style-name="liste_5f_abc">
        <text:list-item text:start-value="1">
          <text:p text:style-name="P75">Calcule la valeur de T et Y pour <text:span text:style-name="T48">a</text:span> <text:span text:style-name="T15">=</text:span> 2 et <text:span text:style-name="T48">b</text:span> <text:span text:style-name="T15">=</text:span> 3.</text:p>
        </text:list-item>
      </text:list>
      <text:section text:style-name="Sect2" text:name="Section8">
        <text:list xml:id="list131121891307484" text:continue-list="list131120984536782" text:style-name="_5f_Numérotation_20_des_20_exercices_20_livrets">
          <text:list-item>
            <text:list>
              <text:list-header>
                <text:p text:style-name="P70">T <text:span text:style-name="T15">=</text:span> 7<text:span text:style-name="T48">a</text:span> <text:span text:style-name="T22"></text:span> 3<text:span text:style-name="T48">b</text:span> <text:span text:style-name="T22">−</text:span> 3</text:p>
                <text:p text:style-name="P92">T <text:span text:style-name="T15">=</text:span> <text:span text:style-name="_5f_pointillés_20_gris"><text:tab/></text:span></text:p>
                <text:p text:style-name="P92">T <text:span text:style-name="T15">=</text:span> <text:span text:style-name="_5f_pointillés_20_gris"><text:tab/></text:span></text:p>
                <text:p text:style-name="P92"><text:span text:style-name="_5f_pointillés_20_gris"><text:span text:style-name="T52">T </text:span></text:span><text:span text:style-name="_5f_pointillés_20_gris"><text:span text:style-name="T54">=</text:span></text:span><text:span text:style-name="_5f_pointillés_20_gris"><text:span text:style-name="T28"> <text:tab/></text:span></text:span></text:p>
                <text:p text:style-name="P93"><text:span text:style-name="_5f_pointillés_20_gris"><text:span text:style-name="T52">T </text:span></text:span><text:span text:style-name="_5f_pointillés_20_gris"><text:span text:style-name="T54">=</text:span></text:span><text:span text:style-name="_5f_pointillés_20_gris"><text:span text:style-name="T28"> </text:span></text:span><text:span text:style-name="_5f_pointillés_20_gris"><text:tab/></text:span></text:p>
                <text:p text:style-name="P70">Y <text:span text:style-name="T15">=</text:span> 3<text:span text:style-name="T48">a</text:span> <text:span text:style-name="T22">−</text:span> 7<text:span text:style-name="T48">b</text:span><text:span text:style-name="T50"> </text:span><text:span text:style-name="T16"></text:span> 4</text:p>
                <text:p text:style-name="P92">Y <text:span text:style-name="T15">=</text:span> <text:span text:style-name="_5f_pointillés_20_gris"><text:tab/></text:span></text:p>
                <text:p text:style-name="P92">Y <text:span text:style-name="T15">=</text:span> <text:span text:style-name="_5f_pointillés_20_gris"><text:tab/></text:span></text:p>
              </text:list-header>
            </text:list>
            <text:p text:style-name="P92">Y <text:span text:style-name="T15">=</text:span> <text:span text:style-name="_5f_pointillés_20_gris"><text:tab/></text:span></text:p>
            <text:p text:style-name="P93"><text:span text:style-name="_5f_pointillés_20_gris"><text:span text:style-name="T52">Y </text:span></text:span><text:span text:style-name="_5f_pointillés_20_gris"><text:span text:style-name="T54">=</text:span></text:span><text:span text:style-name="_5f_pointillés_20_gris"><text:span text:style-name="T28"> </text:span></text:span><text:span text:style-name="_5f_pointillés_20_gris"><text:tab/></text:span></text:p>
          </text:list-item>
        </text:list>
      </text:section>
      <text:list xml:id="list131120870986259" text:continue-list="list131121786215148" text:style-name="liste_5f_abc">
        <text:list-item>
          <text:p text:style-name="P82">Calcule la valeur de M, de E et de R pour <text:span text:style-name="T48">m</text:span> <text:span text:style-name="T15">=</text:span> 5 et <text:span text:style-name="T48">n</text:span> <text:span text:style-name="T15">=</text:span> 9.</text:p>
        </text:list-item>
      </text:list>
      <text:list xml:id="list131122583674982" text:continue-list="list131121891307484" text:style-name="_5f_Numérotation_20_des_20_exercices_20_livrets">
        <text:list-item>
          <text:list>
            <text:list-header>
              <text:p text:style-name="P94">M <text:span text:style-name="T15">=</text:span> 7<text:span text:style-name="T48">m</text:span><text:span text:style-name="T46"> </text:span><text:span text:style-name="T18"></text:span> 10<text:span text:style-name="T48">n</text:span><text:span text:style-name="T46"> </text:span><text:span text:style-name="T18"></text:span> <text:span text:style-name="T48">mn</text:span></text:p>
            </text:list-header>
          </text:list>
        </text:list-item>
      </text:list>
      <text:p text:style-name="P36"><text:span text:style-name="_5f_pointillés_20_gris"><text:span text:style-name="T61"><text:tab/></text:span></text:span></text:p>
      <text:p text:style-name="P36"><text:span text:style-name="_5f_pointillés_20_gris"><text:span text:style-name="T61"><text:tab/></text:span></text:span></text:p>
      <text:p text:style-name="P36"><text:span text:style-name="_5f_pointillés_20_gris"><text:span text:style-name="T61"><text:tab/></text:span></text:span></text:p>
      <text:p text:style-name="P36"><text:span text:style-name="_5f_pointillés_20_gris"><text:span text:style-name="T61"><text:tab/></text:span></text:span></text:p>
      <text:p text:style-name="P31">E <text:span text:style-name="T15">=</text:span> 8<text:span text:style-name="T48">n</text:span><text:span text:style-name="T46"> </text:span><text:span text:style-name="T18">−</text:span> 4<text:span text:style-name="T48">m</text:span><text:span text:style-name="T46"> </text:span><text:span text:style-name="T18">−</text:span> 6<text:span text:style-name="T48">mn</text:span></text:p>
      <text:p text:style-name="P36"><text:span text:style-name="_5f_pointillés_20_gris"><text:span text:style-name="T61"><text:tab/></text:span></text:span></text:p>
      <text:p text:style-name="P36"><text:span text:style-name="_5f_pointillés_20_gris"><text:span text:style-name="T61"><text:tab/></text:span></text:span></text:p>
      <text:p text:style-name="P36"><text:span text:style-name="_5f_pointillés_20_gris"><text:span text:style-name="T61"><text:tab/></text:span></text:span></text:p>
      <text:p text:style-name="P29"><text:span text:style-name="_5f_pointillés_20_gris"><text:span text:style-name="T61"><text:tab/></text:span></text:span></text:p>
      <text:list xml:id="list131121668495710" text:continue-numbering="true" text:style-name="_5f_Numérotation_20_des_20_exercices_20_livrets">
        <text:list-item>
          <text:list>
            <text:list-header>
              <text:p text:style-name="P95">R <text:span text:style-name="T15">=</text:span> 10<text:span text:style-name="T48">n</text:span><text:span text:style-name="T46"> </text:span><text:span text:style-name="T18"></text:span> 5<text:span text:style-name="T48">mn</text:span><text:span text:style-name="T46"> </text:span><text:span text:style-name="T18">−</text:span><text:span text:style-name="T47"> </text:span>8<text:span text:style-name="T48">n</text:span><text:span text:style-name="T46"> </text:span></text:p>
            </text:list-header>
          </text:list>
        </text:list-item>
      </text:list>
      <text:p text:style-name="P36"><text:span text:style-name="_5f_pointillés_20_gris"><text:span text:style-name="T61"><text:tab/></text:span></text:span></text:p>
      <text:p text:style-name="P36"><text:span text:style-name="_5f_pointillés_20_gris"><text:span text:style-name="T61"><text:tab/></text:span></text:span></text:p>
      <text:p text:style-name="P36"><text:span text:style-name="_5f_pointillés_20_gris"><text:span text:style-name="T61"><text:tab/></text:span></text:span></text:p>
      <text:p text:style-name="P29"><text:span text:style-name="_5f_pointillés_20_gris"><text:span text:style-name="T61"><text:tab/></text:span></text:span></text:p>
      <text:list xml:id="list131121312549740" text:continue-list="list131122383704880" text:style-name="Num_5f_Exo">
        <text:list-item>
          <text:h text:style-name="P42" text:outline-level="1"><text:span text:style-name="Bold_5f_niv1"><text:span text:style-name="T90"> </text:span></text:span><text:span text:style-name="Bold_5f_niv1">En fonction de</text:span><text:span text:style-name="Bold_5f_niv1"><text:span text:style-name="T63">…</text:span></text:span></text:h>
        </text:list-item>
      </text:list>
      <text:list xml:id="list131121747715098" text:continue-list="list131120870986259" text:style-name="liste_5f_abc">
        <text:list-item text:start-value="1">
          <text:p text:style-name="P65">On considère ABC un triangle équilatéral dont la mesure du côté est représentée par la lettre <text:span text:style-name="T9">x</text:span>.</text:p>
        </text:list-item>
      </text:list>
      <text:list xml:id="list905083625" text:style-name="L1">
        <text:list-item>
          <text:list>
            <text:list-item>
              <text:list>
                <text:list-item text:start-value="1">
                  <text:p text:style-name="P83">Trace un schéma à main levée.</text:p>
                </text:list-item>
              </text:list>
            </text:list-item>
          </text:list>
        </text:list-item>
      </text:list>
      <text:p text:style-name="P32"/>
      <text:p text:style-name="P32"/>
      <text:list xml:id="list131121030861449" text:continue-numbering="true" text:style-name="L1">
        <text:list-item>
          <text:list>
            <text:list-item>
              <text:list>
                <text:list-item>
                  <text:p text:style-name="P84">Exprime, sous une forme réduite, le périmètre de ce triangle en fonction de <text:span text:style-name="T9">x</text:span>. </text:p>
                </text:list-item>
              </text:list>
              <text:p text:style-name="P47"><text:span text:style-name="_5f_pointillés_20_gris"><text:span text:style-name="T61"><text:tab/></text:span></text:span></text:p>
              <text:list>
                <text:list-item text:start-value="1">
                  <text:p text:style-name="P71">Calcule ce périmètre pour <text:span text:style-name="T48">x</text:span> <text:span text:style-name="T15">=</text:span> 7,5 cm.</text:p>
                </text:list-item>
              </text:list>
              <text:p text:style-name="P47"><text:span text:style-name="_5f_pointillés_20_gris"><text:span text:style-name="T61"><text:tab/></text:span></text:span></text:p>
              <text:p text:style-name="P47"><text:span text:style-name="_5f_pointillés_20_gris"><text:span text:style-name="T61"><text:tab/></text:span></text:span></text:p>
              <text:p text:style-name="P47"><text:span text:style-name="_5f_pointillés_20_gris"><text:span text:style-name="T61"><text:tab/></text:span></text:span></text:p>
            </text:list-item>
          </text:list>
        </text:list-item>
      </text:list>
      <text:list xml:id="list131122413209830" text:continue-list="list131121747715098" text:style-name="liste_5f_abc">
        <text:list-item>
          <text:p text:style-name="P86">On considère le rectangle ROSE de largeur <text:span text:style-name="T10">ℓ</text:span> et de longueur <text:span text:style-name="T6">L</text:span>.</text:p>
        </text:list-item>
      </text:list>
      <text:list xml:id="list131121363304798" text:continue-list="list131121030861449" text:style-name="L1">
        <text:list-item>
          <text:list>
            <text:list-item>
              <text:list>
                <text:list-item text:start-value="1">
                  <text:p text:style-name="P87">Trace un schéma à main levée.</text:p>
                </text:list-item>
              </text:list>
            </text:list-item>
          </text:list>
        </text:list-item>
      </text:list>
      <text:p text:style-name="P33"><text:span text:style-name="_5f_pointillés_20_gris"/></text:p>
      <text:p text:style-name="P33"><text:span text:style-name="_5f_pointillés_20_gris"/></text:p>
      <text:list xml:id="list131122015599391" text:continue-numbering="true" text:style-name="L1">
        <text:list-item>
          <text:list>
            <text:list-item>
              <text:list>
                <text:list-item>
                  <text:p text:style-name="P85">Exprime le périmètre du rectangle ROSE en fonction de <text:span text:style-name="T6">L</text:span> et de <text:span text:style-name="T10">ℓ</text:span>, sous une forme réduite.</text:p>
                </text:list-item>
              </text:list>
              <text:p text:style-name="P47"><text:span text:style-name="_5f_pointillés_20_gris"><text:span text:style-name="T61"><text:tab/></text:span></text:span></text:p>
              <text:list>
                <text:list-item text:start-value="1">
                  <text:p text:style-name="P77">Calcule le périmètre de ce rectangle pour <text:span text:style-name="T6">L</text:span> <text:span text:style-name="T15">=</text:span> 4 cm et<text:span text:style-name="T12"> </text:span><text:span text:style-name="T10">ℓ</text:span> <text:span text:style-name="T15">=</text:span> 3,5 cm.</text:p>
                </text:list-item>
              </text:list>
              <text:p text:style-name="P47"><text:span text:style-name="_5f_pointillés_20_gris"><text:span text:style-name="T61"><text:tab/></text:span></text:span></text:p>
              <text:p text:style-name="P47"><text:span text:style-name="_5f_pointillés_20_gris"><text:span text:style-name="T61"><text:tab/></text:span></text:span></text:p>
              <text:p text:style-name="P47"><text:span text:style-name="_5f_pointillés_20_gris"><text:span text:style-name="T61"><text:tab/></text:span></text:span></text:p>
            </text:list-item>
          </text:list>
        </text:list-item>
      </text:list>
      <text:list xml:id="list131121581774819" text:continue-list="list131121312549740" text:style-name="Num_5f_Exo">
        <text:list-item>
          <text:h text:style-name="P38" text:outline-level="1"><draw:g text:anchor-type="paragraph" draw:z-index="14" draw:style-name="gr1"><draw:frame draw:style-name="gr3" draw:text-style-name="P106" svg:width="1.934cm" svg:height="1.392cm" svg:x="1.533cm" svg:y="1.171cm"><draw:text-box><text:p text:style-name="P105"><text:span text:style-name="T95">AB </text:span><text:span text:style-name="T96">=</text:span><text:span text:style-name="T95"> 4 cm</text:span></text:p><text:p text:style-name="P105"><text:span text:style-name="T95">DG </text:span><text:span text:style-name="T96">=</text:span><text:span text:style-name="T95"> 2</text:span><text:span text:style-name="T97"> </text:span><text:span text:style-name="T95">cm</text:span></text:p><text:p text:style-name="P105"><text:span text:style-name="T95">BE </text:span><text:span text:style-name="T96">=</text:span><text:span text:style-name="T95"> </text:span><text:span text:style-name="T98">x</text:span><text:span text:style-name="T95"> cm</text:span></text:p></draw:text-box></draw:frame><draw:g draw:style-name="gr4"><draw:rect draw:style-name="gr5" draw:text-style-name="P107" svg:width="1.826cm" svg:height="1.828cm" svg:x="4.814cm" svg:y="0.492cm"><text:p/></draw:rect><draw:frame draw:style-name="gr6" draw:text-style-name="P109" svg:width="0.276cm" svg:height="0.414cm" svg:x="4.498cm" svg:y="2.129cm"><draw:text-box><text:p text:style-name="P108"><text:span text:style-name="T99">D</text:span></text:p></draw:text-box></draw:frame><draw:frame draw:style-name="gr7" draw:text-style-name="P109" svg:width="0.249cm" svg:height="0.414cm" svg:x="6.708cm" svg:y="2.176cm"><draw:text-box><text:p text:style-name="P108"><text:span text:style-name="T99">C</text:span></text:p></draw:text-box></draw:frame><draw:frame draw:style-name="gr8" draw:text-style-name="P109" svg:width="0.246cm" svg:height="0.414cm" svg:x="6.567cm" svg:y="0.093cm"><draw:text-box><text:p text:style-name="P108"><text:span text:style-name="T99">B</text:span></text:p></draw:text-box></draw:frame><draw:frame draw:style-name="gr8" draw:text-style-name="P109" svg:width="0.246cm" svg:height="0.414cm" svg:x="4.519cm" svg:y="0.157cm"><draw:text-box><text:p text:style-name="P108"><text:span text:style-name="T99">A</text:span></text:p></draw:text-box></draw:frame><draw:rect draw:style-name="gr5" draw:text-style-name="P107" svg:width="3.34cm" svg:height="2.671cm" svg:x="4.81cm" svg:y="0.488cm"><text:p/></draw:rect><draw:frame draw:style-name="gr9" draw:text-style-name="P109" svg:width="0.244cm" svg:height="0.414cm" svg:x="8.112cm" svg:y="0.128cm"><draw:text-box><text:p text:style-name="P108"><text:span text:style-name="T99">E</text:span></text:p></draw:text-box></draw:frame><draw:frame draw:style-name="gr9" draw:text-style-name="P109" svg:width="0.244cm" svg:height="0.414cm" svg:x="8.178cm" svg:y="3.026cm"><draw:text-box><text:p text:style-name="P108"><text:span text:style-name="T99">F</text:span></text:p></draw:text-box></draw:frame><draw:frame draw:style-name="gr6" draw:text-style-name="P109" svg:width="0.276cm" svg:height="0.414cm" svg:x="4.518cm" svg:y="3.046cm"><draw:text-box><text:p text:style-name="P108"><text:span text:style-name="T99">G</text:span></text:p></draw:text-box></draw:frame><draw:rect draw:style-name="gr5" draw:text-style-name="P107" svg:width="0.138cm" svg:height="0.138cm" svg:x="4.81cm" svg:y="0.488cm"><text:p/></draw:rect><draw:rect draw:style-name="gr5" draw:text-style-name="P107" svg:width="0.138cm" svg:height="0.138cm" svg:x="4.81cm" svg:y="2.183cm"><text:p/></draw:rect><draw:rect draw:style-name="gr5" draw:text-style-name="P107" svg:width="0.137cm" svg:height="0.138cm" svg:x="6.504cm" svg:y="0.488cm"><text:p/></draw:rect><draw:rect draw:style-name="gr5" draw:text-style-name="P107" svg:width="0.138cm" svg:height="0.138cm" svg:x="6.5cm" svg:y="2.183cm"><text:p/></draw:rect><draw:rect draw:style-name="gr5" draw:text-style-name="P107" svg:width="0.138cm" svg:height="0.137cm" svg:x="4.81cm" svg:y="3.018cm"><text:p/></draw:rect><draw:rect draw:style-name="gr5" draw:text-style-name="P107" svg:width="0.138cm" svg:height="0.137cm" svg:x="8.012cm" svg:y="0.492cm"><text:p/></draw:rect><draw:rect draw:style-name="gr5" draw:text-style-name="P107" svg:width="0.14cm" svg:height="0.138cm" svg:x="8.008cm" svg:y="3.019cm"><text:p/></draw:rect><draw:g draw:style-name="gr4"><draw:line draw:style-name="gr10" draw:text-style-name="P110" svg:x1="4.713cm" svg:y1="1.24cm" svg:x2="4.93cm" svg:y2="1.413cm"><text:p/></draw:line><draw:line draw:style-name="gr10" draw:text-style-name="P110" svg:x1="4.697cm" svg:y1="1.307cm" svg:x2="4.914cm" svg:y2="1.48cm"><text:p/></draw:line></draw:g><draw:g draw:style-name="gr4"><draw:line draw:style-name="gr10" draw:text-style-name="P110" svg:x1="6.551cm" svg:y1="1.255cm" svg:x2="6.768cm" svg:y2="1.428cm"><text:p/></draw:line><draw:line draw:style-name="gr10" draw:text-style-name="P110" svg:x1="6.535cm" svg:y1="1.328cm" svg:x2="6.752cm" svg:y2="1.501cm"><text:p/></draw:line></draw:g><draw:g draw:style-name="gr4"><draw:line draw:style-name="gr10" draw:text-style-name="P110" svg:x1="5.683cm" svg:y1="0.358cm" svg:x2="5.785cm" svg:y2="0.616cm"><text:p/></draw:line><draw:line draw:style-name="gr10" draw:text-style-name="P110" svg:x1="5.62cm" svg:y1="0.356cm" svg:x2="5.721cm" svg:y2="0.614cm"><text:p/></draw:line></draw:g><draw:g draw:style-name="gr4"><draw:line draw:style-name="gr10" draw:text-style-name="P110" svg:x1="5.683cm" svg:y1="2.203cm" svg:x2="5.784cm" svg:y2="2.461cm"><text:p/></draw:line><draw:line draw:style-name="gr10" draw:text-style-name="P110" svg:x1="5.616cm" svg:y1="2.196cm" svg:x2="5.717cm" svg:y2="2.454cm"><text:p/></draw:line></draw:g></draw:g></draw:g><text:soft-page-break/><text:span text:style-name="Bold_5f_niv1"><text:span text:style-name="T90"> </text:span></text:span><text:span text:style-name="Bold_5f_niv1">Avec une figure</text:span></text:h>
        </text:list-item>
      </text:list>
      <text:p text:style-name="P14"/>
      <text:p text:style-name="P25"/>
      <text:p text:style-name="P14"/>
      <text:p text:style-name="P14"/>
      <text:p text:style-name="P14"/>
      <text:p text:style-name="P26"/>
      <text:list xml:id="list131122082511938" text:continue-list="list131122413209830" text:style-name="liste_5f_abc">
        <text:list-item text:start-value="1">
          <text:p text:style-name="P88">Calcule l’aire du carré ABCD.</text:p>
        </text:list-item>
      </text:list>
      <text:list xml:id="list131121570272679" text:continue-list="list131121668495710" text:style-name="_5f_Numérotation_20_des_20_exercices_20_livrets">
        <text:list-item>
          <text:list>
            <text:list-header>
              <text:p text:style-name="P49"><text:span text:style-name="_5f_pointillés_20_gris"><text:span text:style-name="T61"><text:tab/></text:span></text:span></text:p>
            </text:list-header>
          </text:list>
        </text:list-item>
      </text:list>
      <text:list xml:id="list131121804450233" text:continue-list="list131122082511938" text:style-name="liste_5f_abc">
        <text:list-item>
          <text:p text:style-name="P76">Exprime en fonction de <text:span text:style-name="T48">x</text:span><text:span text:style-name="T29"> et sous la forme d’une expression simplifiée </text:span>l’aire du rectangle AEFG.</text:p>
        </text:list-item>
      </text:list>
      <text:list xml:id="list131121830233316" text:continue-list="list131121570272679" text:style-name="_5f_Numérotation_20_des_20_exercices_20_livrets">
        <text:list-item>
          <text:list>
            <text:list-header>
              <text:p text:style-name="P49"><text:span text:style-name="_5f_pointillés_20_gris"><text:span text:style-name="T61"><text:tab/></text:span></text:span></text:p>
              <text:p text:style-name="P49"><text:span text:style-name="_5f_pointillés_20_gris"><text:span text:style-name="T61"><text:tab/></text:span></text:span></text:p>
            </text:list-header>
          </text:list>
        </text:list-item>
      </text:list>
      <text:list xml:id="list131122068813394" text:continue-list="list131121804450233" text:style-name="liste_5f_abc">
        <text:list-item>
          <text:p text:style-name="P76">Calcule l’aire du rectangle AEFG pour <text:span text:style-name="T48">x</text:span><text:span text:style-name="T30"> </text:span><text:span text:style-name="T20">=</text:span><text:span text:style-name="T30"> </text:span>4.</text:p>
        </text:list-item>
      </text:list>
      <text:list xml:id="list131122421487863" text:continue-list="list131121830233316" text:style-name="_5f_Numérotation_20_des_20_exercices_20_livrets">
        <text:list-item>
          <text:list>
            <text:list-header>
              <text:p text:style-name="P49"><text:span text:style-name="_5f_pointillés_20_gris"><text:span text:style-name="T61"><text:tab/></text:span></text:span></text:p>
            </text:list-header>
          </text:list>
        </text:list-item>
      </text:list>
      <text:p text:style-name="P36"><text:span text:style-name="_5f_pointillés_20_gris"><text:span text:style-name="T61"><text:tab/></text:span></text:span></text:p>
      <text:list xml:id="list131122253485141" text:continue-list="list131121581774819" text:style-name="Num_5f_Exo">
        <text:list-item>
          <text:h text:style-name="P46" text:outline-level="1"><text:span text:style-name="Bold_5f_niv1"><text:span text:style-name="T90"> </text:span></text:span><text:span text:style-name="Bold_5f_niv1">Programme de calcul</text:span></text:h>
        </text:list-item>
      </text:list>
      <text:list xml:id="list3758082104" text:style-name="_5f_numérotation">
        <text:list-item>
          <text:p text:style-name="P102">Choisis un nombre.</text:p>
        </text:list-item>
        <text:list-item>
          <text:p text:style-name="P100">Calcule le triple de ce nombre.</text:p>
        </text:list-item>
        <text:list-item>
          <text:p text:style-name="P100"><text:span text:style-name="T88">Calcule le double du nombre de départ</text:span>.</text:p>
        </text:list-item>
        <text:list-item>
          <text:p text:style-name="P101">Soustrais le nombre obtenu à l’étape 3 au nombre obtenu à l’étape 2.</text:p>
        </text:list-item>
      </text:list>
      <text:list xml:id="list131122905583823" text:continue-list="list131122068813394" text:style-name="liste_5f_abc">
        <text:list-item text:start-value="1">
          <text:p text:style-name="P88">Effectue ce programme pour le nombre 4.</text:p>
        </text:list-item>
      </text:list>
      <text:list xml:id="list131121305385220" text:continue-list="list131122421487863" text:style-name="_5f_Numérotation_20_des_20_exercices_20_livrets">
        <text:list-item>
          <text:list>
            <text:list-header>
              <text:p text:style-name="P49"><text:span text:style-name="_5f_pointillés_20_gris"><text:span text:style-name="T61"><text:tab/></text:span></text:span></text:p>
              <text:p text:style-name="P49"><text:span text:style-name="_5f_pointillés_20_gris"><text:span text:style-name="T61"><text:tab/></text:span></text:span></text:p>
            </text:list-header>
          </text:list>
        </text:list-item>
      </text:list>
      <text:list xml:id="list131122932293967" text:continue-list="list131122905583823" text:style-name="liste_5f_abc">
        <text:list-item>
          <text:p text:style-name="P76">Effectue ce programme pour le nombre 1,5.</text:p>
        </text:list-item>
      </text:list>
      <text:list xml:id="list131121505113084" text:continue-list="list131121305385220" text:style-name="_5f_Numérotation_20_des_20_exercices_20_livrets">
        <text:list-item>
          <text:list>
            <text:list-header>
              <text:p text:style-name="P49"><text:span text:style-name="_5f_pointillés_20_gris"><text:span text:style-name="T61"><text:tab/></text:span></text:span></text:p>
              <text:p text:style-name="P49"><text:span text:style-name="_5f_pointillés_20_gris"><text:span text:style-name="T61"><text:tab/></text:span></text:span></text:p>
            </text:list-header>
          </text:list>
        </text:list-item>
      </text:list>
      <text:list xml:id="list131122296243074" text:continue-list="list131122932293967" text:style-name="liste_5f_abc">
        <text:list-item>
          <text:p text:style-name="P78">Effectue ce programme pour un nombre <text:span text:style-name="T6">x</text:span> de départ et écris une expression simplifiée du résultat en fonction de <text:span text:style-name="T6">x</text:span>.</text:p>
        </text:list-item>
      </text:list>
      <text:list xml:id="list131122664608349" text:continue-list="list131121505113084" text:style-name="_5f_Numérotation_20_des_20_exercices_20_livrets">
        <text:list-item>
          <text:list>
            <text:list-header>
              <text:p text:style-name="P49"><text:span text:style-name="_5f_pointillés_20_gris"><text:span text:style-name="T61"><text:tab/></text:span></text:span></text:p>
              <text:p text:style-name="P49"><text:span text:style-name="_5f_pointillés_20_gris"><text:span text:style-name="T61"><text:tab/></text:span></text:span></text:p>
            </text:list-header>
          </text:list>
        </text:list-item>
      </text:list>
      <text:list xml:id="list131122843954165" text:continue-list="list131122296243074" text:style-name="liste_5f_abc">
        <text:list-item>
          <text:p text:style-name="P89"><text:span text:style-name="_5f_pointillés_20_gris"><text:span text:style-name="T51">Utilise cette expression pour calculer le résultat obtenu à partir du nombre </text:span></text:span><text:span text:style-name="_5f_pointillés_20_gris"><text:span text:style-name="T57">3,5</text:span></text:span><text:span text:style-name="_5f_pointillés_20_gris"><text:span text:style-name="T51"> </text:span></text:span><text:span text:style-name="_5f_pointillés_20_gris"><text:span text:style-name="T53">puis du nombre 0</text:span></text:span><text:span text:style-name="_5f_pointillés_20_gris"><text:span text:style-name="T51">.</text:span></text:span></text:p>
        </text:list-item>
      </text:list>
      <text:list xml:id="list131122366465596" text:continue-list="list131122664608349" text:style-name="_5f_Numérotation_20_des_20_exercices_20_livrets">
        <text:list-item>
          <text:list>
            <text:list-header>
              <text:p text:style-name="P55"><text:span text:style-name="_5f_pointillés_20_gris"><text:span text:style-name="T61"><text:tab/></text:span></text:span></text:p>
              <text:p text:style-name="P56"><text:span text:style-name="_5f_pointillés_20_gris"><text:span text:style-name="T61"><text:tab/></text:span></text:span></text:p>
            </text:list-header>
          </text:list>
        </text:list-item>
      </text:list>
      <text:p text:style-name="P30"><text:span text:style-name="_5f_pointillés_20_gris"><text:span text:style-name="T61"><text:tab/></text:span></text:span></text:p>
      <text:list xml:id="list131121363947439" text:continue-numbering="true" text:style-name="_5f_Numérotation_20_des_20_exercices_20_livrets">
        <text:list-item>
          <text:list>
            <text:list-header>
              <text:p text:style-name="P57"><text:span text:style-name="_5f_pointillés_20_gris"><text:span text:style-name="T60"><text:tab/></text:span></text:span></text:p>
            </text:list-header>
          </text:list>
        </text:list-item>
      </text:list>
      <text:list xml:id="list131121589524036" text:continue-list="list131122253485141" text:style-name="Num_5f_Exo">
        <text:list-item>
          <text:h text:style-name="P43" text:outline-level="1"> <text:span text:style-name="Bold_5f_niv1"><text:span text:style-name="T88">Somme de nombres</text:span></text:span></text:h>
        </text:list-item>
      </text:list>
      <text:list xml:id="list131122875250608" text:continue-list="list131122843954165" text:style-name="liste_5f_abc">
        <text:list-item>
          <text:list>
            <text:list-item>
              <text:p text:style-name="P72">Réduis S <text:span text:style-name="T20">=</text:span><text:span text:style-name="T31"> </text:span><text:span text:style-name="T58">n</text:span><text:span text:style-name="T31"> </text:span><text:span text:style-name="_5f_Symbole"><text:span text:style-name="T59"></text:span></text:span><text:span text:style-name="T31"> </text:span><text:span text:style-name="T58">n</text:span><text:span text:style-name="T31"> </text:span><text:span text:style-name="_5f_Symbole"><text:span text:style-name="T59"></text:span></text:span><text:span text:style-name="T31"> </text:span>1.</text:p>
              <text:p text:style-name="P52"><text:span text:style-name="_5f_pointillés_20_gris"><text:span text:style-name="T61"><text:tab/></text:span></text:span></text:p>
            </text:list-item>
            <text:list-item>
              <text:p text:style-name="P79">Calcule la valeur de S pour <text:span text:style-name="T58">n</text:span> <text:span text:style-name="_5f_Symbole"><text:span text:style-name="T62">=</text:span></text:span> 15, <text:span text:style-name="T91">puis</text:span> <text:span text:style-name="T58">n</text:span> <text:span text:style-name="_5f_Symbole"><text:span text:style-name="T62">=</text:span></text:span> 26.</text:p>
              <text:p text:style-name="P50"><text:span text:style-name="_5f_pointillés_20_gris"><text:tab/></text:span></text:p>
              <text:p text:style-name="P50"><text:span text:style-name="_5f_pointillés_20_gris"><text:tab/></text:span></text:p>
            </text:list-item>
            <text:list-item>
              <text:p text:style-name="P80">Que dire de la somme de deux nombres consécutifs ? Pourquoi ?</text:p>
              <text:p text:style-name="P50"><text:span text:style-name="_5f_pointillés_20_gris"><text:tab/></text:span></text:p>
              <text:p text:style-name="P51"><text:span text:style-name="_5f_pointillés_20_gris"><text:tab/></text:span></text:p>
            </text:list-item>
            <text:list-item>
              <text:p text:style-name="P81">Que dire de la somme de trois nombres consécutifs ? Pourquoi ?</text:p>
            </text:list-item>
          </text:list>
        </text:list-item>
      </text:list>
      <text:list xml:id="list131121631297692" text:continue-list="list131121589524036" text:style-name="Num_5f_Exo">
        <text:list-item>
          <text:list>
            <text:list-header>
              <text:p text:style-name="P53"><text:span text:style-name="_5f_pointillés_20_gris"><text:tab/></text:span></text:p>
              <text:p text:style-name="P53"><text:span text:style-name="_5f_pointillés_20_gris"><text:tab/></text:span></text:p>
              <text:p text:style-name="P54"><text:span text:style-name="_5f_pointillés_20_gris"><text:tab/></text:span></text:p>
            </text:list-header>
          </text:list>
        </text:list-item>
        <text:list-item>
          <text:h text:style-name="P44" text:outline-level="1"> Calcule la valeur de V, de A et de R pour <text:span text:style-name="T48">x</text:span> <text:span text:style-name="_5f_Symbole"><text:span text:style-name="T62">=</text:span></text:span> 11.</text:h>
          <text:list>
            <text:list-header>
              <text:p text:style-name="P61">V<text:span text:style-name="T46"> </text:span><text:span text:style-name="T15">=</text:span><text:span text:style-name="T46"> </text:span>5(<text:span text:style-name="T48">x</text:span><text:span text:style-name="T46"> </text:span><text:span text:style-name="T18"></text:span><text:span text:style-name="T46"> </text:span>9)</text:p>
            </text:list-header>
          </text:list>
        </text:list-item>
      </text:list>
      <text:list xml:id="list131121443552814" text:continue-list="list131121363947439" text:style-name="_5f_Numérotation_20_des_20_exercices_20_livrets">
        <text:list-item>
          <text:list>
            <text:list-header>
              <text:p text:style-name="P48"><text:span text:style-name="_5f_pointillés_20_gris"><text:tab/></text:span></text:p>
              <text:p text:style-name="P48"><text:span text:style-name="_5f_pointillés_20_gris"><text:tab/></text:span></text:p>
            </text:list-header>
          </text:list>
        </text:list-item>
      </text:list>
      <text:list xml:id="list131122555949300" text:continue-list="list131121631297692" text:style-name="Num_5f_Exo">
        <text:list-item>
          <text:list>
            <text:list-header>
              <text:p text:style-name="P62">A<text:span text:style-name="T46"> </text:span><text:span text:style-name="T15">=</text:span><text:span text:style-name="T46"> </text:span>9<text:span text:style-name="T48">x</text:span>(6<text:span text:style-name="T48">x</text:span><text:span text:style-name="T46"> </text:span><text:span text:style-name="T18"></text:span><text:span text:style-name="T46"> </text:span>5)</text:p>
              <text:p text:style-name="P53"><text:span text:style-name="_5f_pointillés_20_gris"><text:tab/></text:span></text:p>
              <text:p text:style-name="P53"><text:span text:style-name="_5f_pointillés_20_gris"><text:tab/></text:span></text:p>
            </text:list-header>
          </text:list>
        </text:list-item>
      </text:list>
      <text:p text:style-name="P63">R<text:span text:style-name="T45"> </text:span><text:span text:style-name="T15">=</text:span><text:span text:style-name="T45"> </text:span>(255<text:span text:style-name="T92"> </text:span><text:span text:style-name="T21">−</text:span><text:span text:style-name="T93"> </text:span>5<text:span text:style-name="T48">x</text:span>)(7<text:span text:style-name="T48">x</text:span><text:span text:style-name="T92"> </text:span><text:span text:style-name="T21"></text:span><text:span text:style-name="T93"> </text:span>33)</text:p>
      <text:list xml:id="list131122286938213" text:continue-list="list131121443552814" text:style-name="_5f_Numérotation_20_des_20_exercices_20_livrets">
        <text:list-item>
          <text:list>
            <text:list-header>
              <text:p text:style-name="P58"><text:span text:style-name="_5f_pointillés_20_gris"><text:span text:style-name="T61"><text:tab/></text:span></text:span></text:p>
              <text:p text:style-name="P58"><text:span text:style-name="_5f_pointillés_20_gris"><text:span text:style-name="T61"><text:tab/></text:span></text:span></text:p>
              <text:p text:style-name="P58"><text:span text:style-name="_5f_pointillés_20_gris"><text:span text:style-name="T61"><text:tab/></text:span></text:span></text:p>
            </text:list-header>
          </text:list>
        </text:list-item>
      </text:list>
      <text:list xml:id="list131121813399089" text:continue-list="list131122555949300" text:style-name="Num_5f_Exo">
        <text:list-item>
          <text:list>
            <text:list-item>
              <text:h text:style-name="P45" text:outline-level="1"> On donne <text:span text:style-name="T6">x</text:span><text:span text:style-name="T92"> </text:span><text:span text:style-name="_5f_opensymbol"><text:span text:style-name="T41">=</text:span></text:span><text:span text:style-name="_5f_BVS"><text:span text:style-name="T43"> </text:span></text:span><text:span text:style-name="T69">21</text:span><text:span text:style-name="T70"> </text:span>; <text:span text:style-name="T6">y</text:span><text:span text:style-name="T92"> </text:span><text:span text:style-name="_5f_opensymbol"><text:span text:style-name="T41">=</text:span></text:span><text:span text:style-name="T92"> </text:span><text:span text:style-name="T69">48</text:span> et<text:span text:style-name="T4"> </text:span><text:span text:style-name="T6">z</text:span><text:span text:style-name="_5f_BVS"><text:span text:style-name="T44"> </text:span></text:span><text:span text:style-name="_5f_opensymbol"><text:span text:style-name="T41">=</text:span></text:span><text:span text:style-name="_5f_BVS"><text:span text:style-name="T43"> </text:span></text:span><text:span text:style-name="T69">13</text:span>. Remplace les lettres par leur<text:span text:style-name="T91">s</text:span> valeur<text:span text:style-name="T91">s</text:span> puis calcule.</text:h>
            </text:list-item>
          </text:list>
        </text:list-item>
      </text:list>
      <text:section text:style-name="Sect2" text:name="Section12">
        <text:list xml:id="list131120886442742" text:continue-list="list131122875250608" text:style-name="liste_5f_abc">
          <text:list-item>
            <text:list>
              <text:list-item>
                <text:list>
                  <text:list-item text:start-value="1">
                    <text:p text:style-name="P64"><text:span text:style-name="_5f_BVS">A</text:span><text:span text:style-name="_5f_BVS"><text:span text:style-name="T43"> </text:span></text:span><text:span text:style-name="_5f_signe"><text:span text:style-name="T43">=</text:span></text:span><text:span text:style-name="_5f_BVS"><text:span text:style-name="T43"> </text:span></text:span><text:span text:style-name="T42">X</text:span><text:span text:style-name="_5f_BVS"><text:span text:style-name="T43"> </text:span></text:span><text:span text:style-name="_5f_Consigne"><text:span text:style-name="T19"></text:span></text:span><draw:frame draw:style-name="fr4" draw:name="Objet23" text:anchor-type="as-char" svg:width="0.547cm" svg:height="1.028cm" draw:z-index="0"><draw:object xlink:href="./Object 1" xlink:type="simple" xlink:show="embed" xlink:actuate="onLoad"/><draw:image xlink:href="./ObjectReplacements/Object 1" xlink:type="simple" xlink:show="embed" xlink:actuate="onLoad"/><svg:desc>formule</svg:desc></draw:frame></text:p>
                  </text:list-item>
                </text:list>
              </text:list-item>
            </text:list>
          </text:list-item>
        </text:list>
        <text:list xml:id="list131121229024789" text:continue-list="list131122286938213" text:style-name="_5f_Numérotation_20_des_20_exercices_20_livrets">
          <text:list-item>
            <text:list>
              <text:list-header>
                <text:p text:style-name="P59"><text:span text:style-name="_5f_pointillés_20_gris"><text:span text:style-name="T61"><text:tab/></text:span></text:span></text:p>
                <text:p text:style-name="P59"><text:span text:style-name="_5f_pointillés_20_gris"><text:span text:style-name="T61"><text:tab/></text:span></text:span></text:p>
                <text:p text:style-name="P59"><text:span text:style-name="_5f_pointillés_20_gris"><text:span text:style-name="T61"><text:tab/></text:span></text:span></text:p>
                <text:p text:style-name="P59"><text:span text:style-name="_5f_pointillés_20_gris"><text:span text:style-name="T61"><text:tab/></text:span></text:span></text:p>
              </text:list-header>
            </text:list>
          </text:list-item>
        </text:list>
        <text:list xml:id="list131122911645676" text:continue-list="list131120886442742" text:style-name="liste_5f_abc">
          <text:list-item>
            <text:list>
              <text:list-item>
                <text:list>
                  <text:list-item>
                    <text:p text:style-name="P64"><text:span text:style-name="T89">B</text:span><text:span text:style-name="_5f_BVS"><text:span text:style-name="T43"> </text:span></text:span><text:span text:style-name="_5f_signe"><text:span text:style-name="T85">=</text:span></text:span><draw:frame draw:style-name="fr4" draw:name="Objet7" text:anchor-type="as-char" svg:width="1.275cm" svg:height="1.028cm" draw:z-index="1"><draw:object xlink:href="./Object 3" xlink:type="simple" xlink:show="embed" xlink:actuate="onLoad"/><draw:image xlink:href="./ObjectReplacements/Object 3" xlink:type="simple" xlink:show="embed" xlink:actuate="onLoad"/><svg:desc>formule</svg:desc></draw:frame></text:p>
                  </text:list-item>
                </text:list>
              </text:list-item>
            </text:list>
          </text:list-item>
        </text:list>
        <text:list xml:id="list131121761391404" text:continue-list="list131121229024789" text:style-name="_5f_Numérotation_20_des_20_exercices_20_livrets">
          <text:list-item>
            <text:list>
              <text:list-header>
                <text:p text:style-name="P59"><text:span text:style-name="_5f_pointillés_20_gris"><text:span text:style-name="T61"><text:tab/></text:span></text:span></text:p>
                <text:p text:style-name="P59"><text:span text:style-name="_5f_pointillés_20_gris"><text:span text:style-name="T61"><text:tab/></text:span></text:span></text:p>
                <text:p text:style-name="P59"><text:span text:style-name="_5f_pointillés_20_gris"><text:span text:style-name="T61"><text:tab/></text:span></text:span></text:p>
                <text:p text:style-name="P59"><text:span text:style-name="_5f_pointillés_20_gris"><text:span text:style-name="T61"><text:tab/></text:span></text:span></text:p>
              </text:list-header>
            </text:list>
          </text:list-item>
        </text:list>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2" svg:font-family="OpenSymbol" style:font-adornments="Normal" style:font-pitch="variable" style:font-charset="x-symbol"/>
    <style:font-face style:name="OpenSymbol1" svg:font-family="OpenSymbol" style:font-adornments="Oblique" style:font-pitch="variable" style:font-charset="x-symbol"/>
    <style:font-face style:name="Times New Roman3" svg:font-family="'Times New 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Bitstream Vera Sans6" svg:font-family="'Bitstream Vera Sans'" style:font-pitch="variable"/>
    <style:font-face style:name="Lucida Sans" svg:font-family="'Lucida Sans'" style:font-pitch="variable"/>
    <style:font-face style:name="SimSun1" svg:font-family="SimSun" style:font-pitch="variable"/>
    <style:font-face style:name="Tahoma" svg:font-family="Tahoma"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Times New Roman2" svg:font-family="'Times New Roman'" style:font-family-generic="swiss" style:font-pitch="variable"/>
    <style:font-face style:name="Lucida Sans1"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3"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opensymbol" style:display-name="_opensymbol" style:family="text">
      <style:text-properties style:font-name="OpenSymbol" fo:font-family="OpenSymbol" style:font-pitch="variable" style:font-charset="x-symbol" fo:font-size="10pt" fo:font-style="normal"/>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Zeichenformat" style:family="text"/>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style:num-suffix="." style:num-format="1">
        <style:list-level-properties text:min-label-distance="0.049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style:text-properties fo:font-size="14pt" style:font-size-asian="14pt" style:font-size-complex="14pt"/>
    </style:style>
    <style:style style:name="MP12" style:family="paragraph" style:parent-style-name="Header">
      <style:paragraph-properties fo:text-align="end" style:justify-single-word="false"/>
      <style:text-properties fo:font-size="12pt" style:font-size-asian="12pt" style:font-size-complex="12pt"/>
    </style:style>
    <style:style style:name="MP13" style:family="paragraph" style:parent-style-name="Standard">
      <style:text-properties fo:font-size="2pt" style:font-size-asian="2pt" style:font-size-complex="2pt"/>
    </style:style>
    <style:style style:name="MP14" style:family="paragraph" style:parent-style-name="Header">
      <style:text-properties fo:font-size="3pt" style:font-size-asian="4pt" style:font-size-complex="4pt"/>
    </style:style>
    <style:style style:name="MP15"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6"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7"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officeooo:rsid="004fb1cd" officeooo:paragraph-rsid="004fb1cd"/>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text-properties fo:color="#ffffff" style:font-name="Bitstream Vera Sans"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4ebb8a"/>
    </style:style>
    <style:style style:name="MT1" style:family="text">
      <style:text-properties fo:font-variant="small-caps"/>
    </style:style>
    <style:style style:name="M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officeooo:rsid="004ebb8a"/>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1">N4 : Fractions</text:p>
                    </table:table-cell>
                    <table:table-cell table:style-name="Tableau18.A1" office:value-type="string">
                      <text:p text:style-name="MP11"/>
                    </table:table-cell>
                  </table:table-row>
                  <table:table-row table:style-name="Tableau18.B1.1">
                    <table:table-cell table:style-name="Tableau18.A1" office:value-type="string">
                      <text:p text:style-name="MP12">Série 1 : Fractions et parts</text:p>
                    </table:table-cell>
                    <table:table-cell table:style-name="Tableau18.A1" office:value-type="string">
                      <text:p text:style-name="MP12"/>
                    </table:table-cell>
                  </table:table-row>
                </table:table>
              </table:table-cell>
            </table:table-row>
          </table:table-header-rows>
        </table:table>
        <text:p text:style-name="MP13"/>
      </style:header>
    </style:master-page>
    <style:master-page style:name="_5f_Fiche_20_format_20_Site" style:display-name="_Fiche format Site" style:page-layout-name="Mpm14">
      <style:header>
        <text:p text:style-name="MP14"/>
        <text:p text:style-name="MP15"><text:span text:style-name="MT3">Chapitre N3 :</text:span> <text:span text:style-name="MT4">Nombres fractions</text:span></text:p>
        <text:p text:style-name="MP16">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7"/>
      </style:footer-left>
    </style:master-page>
    <style:master-page style:name="_5f_Fiche_20_éditeur_20_série_20_4_20_impaire_20__28_D_29_" style:display-name="_Fiche éditeur série 4 impaire (D)" style:page-layout-name="Mpm15" style:next-style-name="_5f_Fiche_20_éditeur_20_série_20_4_20_paire_20__28_G_29_">
      <style:header>
        <text:p text:style-name="MP18">Série 4 : ???</text:p>
      </style:header>
      <style:footer>
        <text:p text:style-name="MP19">Chapitre ? : ...</text:p>
      </style:footer>
      <style:footer-left>
        <text:p text:style-name="MP17"/>
      </style:footer-left>
    </style:master-page>
    <style:master-page style:name="_5f_Fiche_20_éditeur_20_synthèse_20_impaire_20__28_D_29_" style:display-name="_Fiche éditeur synthèse impaire (D)" style:page-layout-name="Mpm15" style:next-style-name="_5f_Fiche_20_éditeur_20_synthèse_20_paire_20__28_G_29_">
      <style:header>
        <text:p text:style-name="MP18">Synthèse</text:p>
      </style:header>
      <style:footer>
        <text:p text:style-name="MP8">Chapitre ? : ...</text:p>
      </style:footer>
      <style:footer-left>
        <text:p text:style-name="MP20"/>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8">Série 3 : ???</text:p>
      </style:header>
      <style:footer>
        <text:p text:style-name="MP21">Chapitre ? : ...</text:p>
      </style:footer>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8">Série 4 : ???</text:p>
      </style:header>
      <style:footer>
        <text:p text:style-name="MP21">Chapitre ? : ...</text:p>
      </style:footer>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8">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5"><draw:path text:anchor-type="paragraph" draw:z-index="3" draw:style-name="Mgr1" draw:text-style-name="MP26" svg:width="4.329cm" svg:height="2.24cm" svg:x="-1.499cm" svg:y="-1cm" svg:viewBox="0 0 4330 2241" svg:d="M0 2241l3984-288c209-15 363-168 345-342l-170-1611h-4159z"><text:p/></draw:path><draw:frame text:anchor-type="paragraph" draw:z-index="7" draw:style-name="Mgr2" draw:text-style-name="MP28" svg:width="2.703cm" svg:height="0.715cm" draw:transform="rotate (0.0872664625997165) translate (-0.172861111111111cm 0.218722222222222cm)"><draw:text-box><text:p text:style-name="MP27"><text:span text:style-name="MT5">Série 4</text:span></text:p></draw:text-box></draw:frame><draw:line text:anchor-type="paragraph" draw:z-index="11" draw:style-name="Mgr3" draw:text-style-name="MP27" svg:x1="14.949cm" svg:y1="0.36cm" svg:x2="20.496cm" svg:y2="0.36cm"><text:p/></draw:line>Substituer une lettre par une valeur</text:p>
      </style:header>
      <style:footer>
        <text:p text:style-name="MP29"><draw:frame draw:style-name="Mfr1" draw:name="Cadre11" text:anchor-type="paragraph" svg:y="-0.06cm" draw:z-index="5"><draw:text-box fo:min-height="0.499cm" fo:min-width="3cm"><draw:frame draw:style-name="Mfr2" draw:name="Cadre2" text:anchor-type="frame" svg:x="0.45cm" svg:y="0.079cm" svg:width="0.817cm" draw:z-index="9"><draw:text-box fo:min-height="0.355cm"><text:p text:style-name="MP30"><draw:g text:anchor-type="paragraph" draw:z-index="13" draw:style-name="Mgr4"><draw:path draw:style-name="Mgr5" draw:text-style-name="MP31" svg:width="0.855cm" svg:height="1.172cm" svg:x="-0.03cm" svg:y="-0.194cm" svg:viewBox="0 0 856 1173" svg:d="M856 1173h-856v-991c0-100 79-182 175-182h505c97 0 176 82 176 182z"><text:p/></draw:path></draw:g><text:page-number text:select-page="current">47</text:page-number></text:p></draw:text-box></draw:frame><text:p text:style-name="MP32"><text:span text:style-name="MT6">Le rôle de la lettre et du signe égal</text:span> • A<text:span text:style-name="MT6">6</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3-24T13:11:20.238000000</dc:date>
    <meta:printed-by>Katia Hache</meta:printed-by>
    <meta:print-date>2008-12-06T20:07:18</meta:print-date>
    <meta:editing-cycles>113</meta:editing-cycles>
    <meta:editing-duration>P2DT1H32M40S</meta:editing-duration>
    <meta:document-statistic meta:table-count="1" meta:image-count="0" meta:object-count="2" meta:page-count="3" meta:paragraph-count="175" meta:word-count="777" meta:character-count="3667" meta:non-whitespace-character-count="254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i>y</math:mi>
      <math:mi>z</math:mi>
    </math:mfrac>
    <math:annotation math:encoding="StarMath 5.0">{y} over {z}</math:annotation>
  </math:semantics>
</math:math>
</file>

<file path=Object 3/content.xml><?xml version="1.0" encoding="utf-8"?>
<!DOCTYPE math  PUBLIC '-//OpenOffice.org//DTD Modified W3C MathML 1.01//EN'  'math.dtd'>
<math:math xmlns:math="http://www.w3.org/1998/Math/MathML">
  <math:semantics>
    <math:mfrac>
      <math:mi>x</math:mi>
      <math:mrow>
        <math:mi>y</math:mi>
        <math:mrow>
          <math:mi/>
          <math:mo math:stretchy="false">+</math:mo>
          <math:mi/>
        </math:mrow>
        <math:mi>z</math:mi>
      </math:mrow>
    </math:mfrac>
    <math:annotation math:encoding="StarMath 5.0">{x} over {y`+`z}</math:annotation>
  </math:semantics>
</math:math>
</file>